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0.818cm"/>
    </style:style>
    <style:style style:name="co3" style:family="table-column">
      <style:table-column-properties fo:break-before="auto" style:column-width="0.464cm"/>
    </style:style>
    <style:style style:name="co4" style:family="table-column">
      <style:table-column-properties fo:break-before="auto" style:column-width="1.33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979cm"/>
    </style:style>
    <style:style style:name="co10" style:family="table-column">
      <style:table-column-properties fo:break-before="auto" style:column-width="1.80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02cm solid #000000" fo:border-left="none" fo:border-right="0.002cm solid #000000" fo:border-top="none"/>
    </style:style>
    <style:style style:name="ce2" style:family="table-cell" style:parent-style-name="Default">
      <style:table-cell-properties fo:border-bottom="0.002cm solid #000000" fo:background-color="#ffffcc" fo:border-left="none" fo:border-right="0.002cm solid #000000" fo:border-top="none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ff950e" fo:border-left="none" fo:border-right="0.002cm solid #000000" fo:border-top="0.002cm solid #000000"/>
    </style:style>
    <style:style style:name="ce5" style:family="table-cell" style:parent-style-name="Default">
      <style:table-cell-properties fo:border-bottom="0.002cm solid #000000" fo:background-color="#ff950e" fo:border-left="none" fo:border-right="none" fo:border-top="0.002cm solid #000000"/>
      <style:text-properties style:font-name="Arial" style:font-name-asian="Bitstream Vera Sans" style:font-name-complex="Bitstream Vera Sans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8" style:family="table-cell" style:parent-style-name="Default">
      <style:table-cell-properties fo:border-bottom="0.002cm solid #000000" fo:background-color="#ff950e" fo:border-left="none" fo:border-right="none" fo:border-top="0.002cm solid #000000"/>
    </style:style>
    <style:style style:name="ce9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ackground-color="#b3b3b3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0.002cm solid #000000"/>
    </style:style>
    <style:style style:name="ce12" style:family="table-cell" style:parent-style-name="Default">
      <style:table-cell-properties fo:border-bottom="0.002cm solid #000000" fo:background-color="#b3b3b3" fo:border-left="none" fo:border-right="none" fo:border-top="0.002cm solid #000000"/>
    </style:style>
    <style:style style:name="ce13" style:family="table-cell" style:parent-style-name="Default">
      <style:table-cell-properties fo:border-bottom="0.002cm solid #000000" fo:background-color="#ffffcc" fo:border-left="0.002cm solid #000000" fo:border-right="none" fo:border-top="none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16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Arial" style:font-name-asian="Bitstream Vera Sans" style:font-name-complex="Bitstream Vera Sans"/>
    </style:style>
    <style:style style:name="ce17" style:family="table-cell" style:parent-style-name="Default" style:data-style-name="N37">
      <style:table-cell-properties fo:background-color="#e6e6ff"/>
    </style:style>
    <style:style style:name="ce18" style:family="table-cell" style:parent-style-name="Default">
      <style:table-cell-properties fo:background-color="#e6e6ff"/>
    </style:style>
    <style:style style:name="ce19" style:family="table-cell" style:parent-style-name="Default">
      <style:table-cell-properties fo:border-bottom="0.002cm solid #000000" fo:background-color="#b3b3b3" fo:border-left="none" fo:border-right="none" fo:border-top="0.002cm solid #000000"/>
      <style:text-properties style:font-name="Arial" style:font-name-asian="Bitstream Vera Sans" style:font-name-complex="Bitstream Vera Sans"/>
    </style:style>
    <style:style style:name="ce20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21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start" fo:margin-left="0cm"/>
    </style:style>
    <style:style style:name="ce22" style:family="table-cell" style:parent-style-name="Default">
      <style:table-cell-properties fo:border-bottom="0.002cm solid #000000" fo:background-color="#b3b3b3" fo:border-left="none" fo:border-right="0.002cm solid #000000" fo:border-top="0.002cm solid #000000"/>
      <style:text-properties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0.002cm solid #000000" fo:border-left="0.002cm solid #000000" fo:border-right="none" fo:border-top="none"/>
    </style:style>
    <style:style style:name="ce2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0.002cm solid #000000" fo:border-right="none" fo:border-top="none"/>
    </style:style>
    <style:style style:name="ce26" style:family="table-cell" style:parent-style-name="Default">
      <style:table-cell-properties fo:border-bottom="none" fo:background-color="#e6e6ff" fo:border-left="0.002cm solid #000000" fo:border-right="none" fo:border-top="none"/>
    </style:style>
    <style:style style:name="ce27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28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Arial" style:font-name-asian="Bitstream Vera Sans" style:font-name-complex="Bitstream Vera Sans"/>
    </style:style>
    <style:style style:name="ce3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5" style:family="table-cell" style:parent-style-name="Default">
      <style:table-cell-properties fo:border-bottom="none" fo:border-left="none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implex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0"/>
        <table:table-column table:style-name="co1" table:number-columns-repeated="2" table:default-cell-style-name="Default"/>
        <table:table-row table:style-name="ro1">
          <table:table-cell table:style-name="ce1" office:value-type="string">
            <text:p>Iteration</text:p>
          </table:table-cell>
          <table:table-cell table:style-name="ce6"/>
          <table:table-cell table:style-name="ce1"/>
          <table:table-cell table:style-name="ce6"/>
          <table:table-cell table:style-name="ce15" office:value-type="float" office:value="30">
            <text:p>30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0">
            <text:p>0</text:p>
          </table:table-cell>
          <table:table-cell table:style-name="ce20"/>
          <table:table-cell table:style-name="ce20" table:formula="of:=[init.$B$2]" office:value-type="float" office:value="0">
            <text:p>0</text:p>
          </table:table-cell>
          <table:table-cell table:style-name="ce20" table:formula="of:=[init.$B$2]" office:value-type="float" office:value="0">
            <text:p>0</text:p>
          </table:table-cell>
          <table:table-cell table:style-name="ce20" table:formula="of:=[init.$B$2]" office:value-type="float" office:value="0">
            <text:p>0</text:p>
          </table:table-cell>
          <table:table-cell table:style-name="ce6"/>
          <table:table-cell table:style-name="ce23"/>
          <table:table-cell table:style-name="ce6" table:number-columns-repeated="2"/>
          <table:table-cell table:style-name="ce29"/>
          <table:table-cell table:style-name="ce14"/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7"/>
          <table:table-cell table:style-name="ce2"/>
          <table:table-cell table:style-name="ce11"/>
          <table:table-cell table:style-name="ce16" table:formula="of:=&quot;x&quot;&amp;IF(ISBLANK(OFFSET([.E2];0;-1));&quot;1&quot;;MID(OFFSET([.E2];0;-1);2;LEN(OFFSET([.E2];0;-1)))+1)" office:value-type="string" office:string-value="x1">
            <text:p>x1</text:p>
          </table:table-cell>
          <table:table-cell table:style-name="ce16" table:formula="of:=&quot;x&quot;&amp;IF(ISBLANK(OFFSET([.F2];0;-1));&quot;1&quot;;MID(OFFSET([.F2];0;-1);2;LEN(OFFSET([.F2];0;-1)))+1)" office:value-type="string" office:string-value="x2">
            <text:p>x2</text:p>
          </table:table-cell>
          <table:table-cell table:style-name="ce16" table:formula="of:=&quot;x&quot;&amp;IF(ISBLANK(OFFSET([.G2];0;-1));&quot;1&quot;;MID(OFFSET([.G2];0;-1);2;LEN(OFFSET([.G2];0;-1)))+1)" office:value-type="string" office:string-value="x3">
            <text:p>x3</text:p>
          </table:table-cell>
          <table:table-cell table:style-name="ce7"/>
          <table:table-cell table:style-name="ce21" table:formula="of:=&quot;y&quot;&amp;IF(ISBLANK(OFFSET([.I2];0;-1));&quot;1&quot;;MID(OFFSET([.I2];0;-1);2;LEN(OFFSET([.I2];0;-1)))+1)" office:value-type="string" office:string-value="y1">
            <text:p>y1</text:p>
          </table:table-cell>
          <table:table-cell table:style-name="ce21" table:formula="of:=&quot;y&quot;&amp;IF(ISBLANK(OFFSET([.J2];0;-1));&quot;1&quot;;MID(OFFSET([.J2];0;-1);2;LEN(OFFSET([.J2];0;-1)))+1)" office:value-type="string" office:string-value="y2">
            <text:p>y2</text:p>
          </table:table-cell>
          <table:table-cell table:style-name="ce21" table:formula="of:=&quot;y&quot;&amp;IF(ISBLANK(OFFSET([.K2];0;-1));&quot;1&quot;;MID(OFFSET([.K2];0;-1);2;LEN(OFFSET([.K2];0;-1)))+1)" office:value-type="string" office:string-value="y3">
            <text:p>y3</text:p>
          </table:table-cell>
          <table:table-cell table:style-name="ce7"/>
          <table:table-cell table:style-name="ce24" office:value-type="string">
            <text:p>RHS</text:p>
          </table:table-cell>
          <table:table-cell table:style-name="ce28" office:value-type="string">
            <text:p>Ratio</text:p>
          </table:table-cell>
          <table:table-cell table:style-name="ce28" office:value-type="string">
            <text:p>+Ratio</text:p>
          </table:table-cell>
          <table:table-cell table:style-name="ce28" office:value-type="string">
            <text:p>pivot</text:p>
          </table:table-cell>
          <table:table-cell table:style-name="ce14"/>
          <table:table-cell/>
        </table:table-row>
        <table:table-row table:style-name="ro1">
          <table:table-cell table:style-name="ce3" table:formula="of:=[init.$B$2]" office:value-type="float" office:value="0">
            <text:p>0</text:p>
          </table:table-cell>
          <table:table-cell/>
          <table:table-cell table:style-name="ce3"/>
          <table:table-cell table:number-columns-repeated="4"/>
          <table:table-cell table:style-name="ce14" table:number-columns-repeated="5"/>
          <table:table-cell table:style-name="ce25"/>
          <table:table-cell table:number-columns-repeated="3"/>
          <table:table-cell table:style-name="ce14"/>
          <table:table-cell/>
        </table:table-row>
        <table:table-row table:style-name="ro1">
          <table:table-cell table:style-name="ce3" table:formula="of:=OFFSET([.A4];-1;0)+1" office:value-type="float" office:value="1">
            <text:p>1</text:p>
          </table:table-cell>
          <table:table-cell table:formula="of:=OFFSET([.$C$1];0;MATCH([.C4];OFFSET([.D4];-1-[.A4];0;1;[init.$B$4]-6);0))" office:value-type="float" office:value="0">
            <text:p>0</text:p>
          </table:table-cell>
          <table:table-cell table:style-name="ce9" table:formula="of:=&quot;y&quot;&amp;[.A4]" office:value-type="string" office:string-value="y1">
            <text:p>y1</text:p>
          </table:table-cell>
          <table:table-cell/>
          <table:table-cell table:style-name="ce17" table:formula="of:=1/6" office:value-type="date" office:date-value="1899-12-30T04:00:00">
            <text:p>30.12.99</text:p>
          </table:table-cell>
          <table:table-cell table:style-name="ce18" table:formula="of:=1/4" office:value-type="float" office:value="0.25">
            <text:p>0,25</text:p>
          </table:table-cell>
          <table:table-cell table:style-name="ce18" office:value-type="float" office:value="0">
            <text:p>0</text:p>
          </table:table-cell>
          <table:table-cell table:style-name="ce14"/>
          <table:table-cell table:style-name="ce14" table:formula="of:=IF([.$C4]=OFFSET([.I4];-1-[.$A4];0);1;0)" office:value-type="float" office:value="1">
            <text:p>1</text:p>
          </table:table-cell>
          <table:table-cell table:style-name="ce14" table:formula="of:=IF([.$C4]=OFFSET([.J4];-1-[.$A4];0);1;0)" office:value-type="float" office:value="0">
            <text:p>0</text:p>
          </table:table-cell>
          <table:table-cell table:style-name="ce14" table:formula="of:=IF([.$C4]=OFFSET([.K4];-1-[.$A4];0);1;0)" office:value-type="float" office:value="0">
            <text:p>0</text:p>
          </table:table-cell>
          <table:table-cell table:style-name="ce14"/>
          <table:table-cell table:style-name="ce26" office:value-type="float" office:value="120">
            <text:p>120</text:p>
          </table:table-cell>
          <table:table-cell table:formula="of:=[.M4]/OFFSET([.C4];0;OFFSET([.B4];[init.B$3]-2-[.A4];0))" office:value-type="float" office:value="480">
            <text:p>480</text:p>
          </table:table-cell>
          <table:table-cell table:formula="of:=IF(ISERROR([.N4]);&quot;&quot;;IF([.N4]&gt;0;[.N4];&quot;&quot;))" office:value-type="float" office:value="480">
            <text:p>480</text:p>
          </table:table-cell>
          <table:table-cell table:formula="of:=IF(COUNTIF(OFFSET([.P4];-[.A4];0;[.A4];1);1)=1;1=2;MIN(OFFSET([.O4];-[.A4];0;[init.$B$3]-2;1))=[.O4])" office:value-type="boolean" office:boolean-value="false">
            <text:p>FALSCH</text:p>
          </table:table-cell>
          <table:table-cell table:style-name="ce14"/>
          <table:table-cell/>
        </table:table-row>
        <table:table-row table:style-name="ro1">
          <table:table-cell table:style-name="ce3" table:formula="of:=OFFSET([.A5];-1;0)+1" office:value-type="float" office:value="2">
            <text:p>2</text:p>
          </table:table-cell>
          <table:table-cell table:formula="of:=OFFSET([.$C$1];0;MATCH([.C5];OFFSET([.D5];-1-[.A5];0;1;[init.$B$4]-6);0))" office:value-type="float" office:value="0">
            <text:p>0</text:p>
          </table:table-cell>
          <table:table-cell table:style-name="ce9" table:formula="of:=&quot;y&quot;&amp;[.A5]" office:value-type="string" office:string-value="y2">
            <text:p>y2</text:p>
          </table:table-cell>
          <table:table-cell/>
          <table:table-cell table:style-name="ce18" table:formula="of:=1/5" office:value-type="float" office:value="0.2">
            <text:p>0,2</text:p>
          </table:table-cell>
          <table:table-cell table:style-name="ce18" table:formula="of:=1/2" office:value-type="float" office:value="0.5">
            <text:p>0,5</text:p>
          </table:table-cell>
          <table:table-cell table:style-name="ce18" office:value-type="float" office:value="0">
            <text:p>0</text:p>
          </table:table-cell>
          <table:table-cell table:style-name="ce14"/>
          <table:table-cell table:style-name="ce14" table:formula="of:=IF([.$C5]=OFFSET([.I5];-1-[.$A5];0);1;0)" office:value-type="float" office:value="0">
            <text:p>0</text:p>
          </table:table-cell>
          <table:table-cell table:style-name="ce14" table:formula="of:=IF([.$C5]=OFFSET([.J5];-1-[.$A5];0);1;0)" office:value-type="float" office:value="1">
            <text:p>1</text:p>
          </table:table-cell>
          <table:table-cell table:style-name="ce14" table:formula="of:=IF([.$C5]=OFFSET([.K5];-1-[.$A5];0);1;0)" office:value-type="float" office:value="0">
            <text:p>0</text:p>
          </table:table-cell>
          <table:table-cell table:style-name="ce14"/>
          <table:table-cell table:style-name="ce26" office:value-type="float" office:value="200">
            <text:p>200</text:p>
          </table:table-cell>
          <table:table-cell table:formula="of:=[.M5]/OFFSET([.C5];0;OFFSET([.B5];[init.B$3]-2-[.A5];0))" office:value-type="float" office:value="400">
            <text:p>400</text:p>
          </table:table-cell>
          <table:table-cell table:formula="of:=IF(ISERROR([.N5]);&quot;&quot;;IF([.N5]&gt;0;[.N5];&quot;&quot;))" office:value-type="float" office:value="400">
            <text:p>400</text:p>
          </table:table-cell>
          <table:table-cell table:formula="of:=IF(COUNTIF(OFFSET([.P5];-[.A5];0;[.A5];1);1)=1;1=2;MIN(OFFSET([.O5];-[.A5];0;[init.$B$3]-2;1))=[.O5])" office:value-type="boolean" office:boolean-value="true">
            <text:p>WAHR</text:p>
          </table:table-cell>
          <table:table-cell table:style-name="ce14"/>
          <table:table-cell/>
        </table:table-row>
        <table:table-row table:style-name="ro1">
          <table:table-cell table:style-name="ce3" table:formula="of:=OFFSET([.A6];-1;0)+1" office:value-type="float" office:value="3">
            <text:p>3</text:p>
          </table:table-cell>
          <table:table-cell table:formula="of:=OFFSET([.$C$1];0;MATCH([.C6];OFFSET([.D6];-1-[.A6];0;1;[init.$B$4]-6);0))" office:value-type="float" office:value="0">
            <text:p>0</text:p>
          </table:table-cell>
          <table:table-cell table:style-name="ce9" table:formula="of:=&quot;y&quot;&amp;[.A6]" office:value-type="string" office:string-value="y3">
            <text:p>y3</text:p>
          </table:table-cell>
          <table:table-cell/>
          <table:table-cell table:style-name="ce18" table:formula="of:=1/20" office:value-type="float" office:value="0.05">
            <text:p>0,05</text:p>
          </table:table-cell>
          <table:table-cell table:style-name="ce18" table:formula="of:=1/12" office:value-type="float" office:value="0.0833333333333333">
            <text:p>0,08</text:p>
          </table:table-cell>
          <table:table-cell table:style-name="ce18" office:value-type="float" office:value="0">
            <text:p>0</text:p>
          </table:table-cell>
          <table:table-cell table:style-name="ce14"/>
          <table:table-cell table:style-name="ce14" table:formula="of:=IF([.$C6]=OFFSET([.I6];-1-[.$A6];0);1;0)" office:value-type="float" office:value="0">
            <text:p>0</text:p>
          </table:table-cell>
          <table:table-cell table:style-name="ce14" table:formula="of:=IF([.$C6]=OFFSET([.J6];-1-[.$A6];0);1;0)" office:value-type="float" office:value="0">
            <text:p>0</text:p>
          </table:table-cell>
          <table:table-cell table:style-name="ce14" table:formula="of:=IF([.$C6]=OFFSET([.K6];-1-[.$A6];0);1;0)" office:value-type="float" office:value="1">
            <text:p>1</text:p>
          </table:table-cell>
          <table:table-cell table:style-name="ce14"/>
          <table:table-cell table:style-name="ce26" office:value-type="float" office:value="37">
            <text:p>37</text:p>
          </table:table-cell>
          <table:table-cell table:formula="of:=[.M6]/OFFSET([.C6];0;OFFSET([.B6];[init.B$3]-2-[.A6];0))" office:value-type="float" office:value="444">
            <text:p>444</text:p>
          </table:table-cell>
          <table:table-cell table:formula="of:=IF(ISERROR([.N6]);&quot;&quot;;IF([.N6]&gt;0;[.N6];&quot;&quot;))" office:value-type="float" office:value="444">
            <text:p>444</text:p>
          </table:table-cell>
          <table:table-cell table:formula="of:=IF(COUNTIF(OFFSET([.P6];-[.A6];0;[.A6];1);1)=1;1=2;MIN(OFFSET([.O6];-[.A6];0;[init.$B$3]-2;1))=[.O6])" office:value-type="boolean" office:boolean-value="false">
            <text:p>FALSCH</text:p>
          </table:table-cell>
          <table:table-cell table:style-name="ce14"/>
          <table:table-cell/>
        </table:table-row>
        <table:table-row table:style-name="ro1">
          <table:table-cell table:style-name="ce3"/>
          <table:table-cell/>
          <table:table-cell table:style-name="ce3"/>
          <table:table-cell table:number-columns-repeated="5"/>
          <table:table-cell table:style-name="ce14" table:number-columns-repeated="4"/>
          <table:table-cell table:style-name="ce25"/>
          <table:table-cell table:number-columns-repeated="3"/>
          <table:table-cell table:style-name="ce14"/>
          <table:table-cell/>
        </table:table-row>
        <table:table-row table:style-name="ro1">
          <table:table-cell table:style-name="ce4" table:formula="of:=MATCH(1;OFFSET([.$P8];-[init.$B$3]+2;0;[init.$B$3]-2;1);0)" office:value-type="float" office:value="3">
            <text:p>3</text:p>
          </table:table-cell>
          <table:table-cell table:style-name="ce8" table:formula="of:=MATCH(MAX(OFFSET([.$C8];0;1;1;[init.$B$4]-7));OFFSET([.$C8];0;1;1;[init.$B$4]-7);0)" office:value-type="float" office:value="3">
            <text:p>3</text:p>
          </table:table-cell>
          <table:table-cell table:style-name="ce10" office:value-type="string">
            <text:p>Cj-zj</text:p>
          </table:table-cell>
          <table:table-cell table:style-name="ce12"/>
          <table:table-cell table:style-name="ce12" table:formula="of:=[.E$1]-SUMPRODUCT(OFFSET([.$B8];-[init.$B$3]+2;0;[init.$B$3]-2;1);OFFSET([.E8];-[init.$B$3]+2;0;[init.$B$3]-2;1))" office:value-type="float" office:value="30">
            <text:p>30</text:p>
          </table:table-cell>
          <table:table-cell table:style-name="ce12" table:formula="of:=[.F$1]-SUMPRODUCT(OFFSET([.$B8];-[init.$B$3]+2;0;[init.$B$3]-2;1);OFFSET([.F8];-[init.$B$3]+2;0;[init.$B$3]-2;1))" office:value-type="float" office:value="60">
            <text:p>60</text:p>
          </table:table-cell>
          <table:table-cell table:style-name="ce12" table:formula="of:=[.G$1]-SUMPRODUCT(OFFSET([.$B8];-[init.$B$3]+2;0;[init.$B$3]-2;1);OFFSET([.G8];-[init.$B$3]+2;0;[init.$B$3]-2;1))" office:value-type="float" office:value="0">
            <text:p>0</text:p>
          </table:table-cell>
          <table:table-cell table:style-name="ce12"/>
          <table:table-cell table:style-name="ce12" table:formula="of:=[.I$1]-SUMPRODUCT(OFFSET([.$B8];-[init.$B$3]+2;0;[init.$B$3]-2;1);OFFSET([.I8];-[init.$B$3]+2;0;[init.$B$3]-2;1))" office:value-type="float" office:value="0">
            <text:p>0</text:p>
          </table:table-cell>
          <table:table-cell table:style-name="ce12" table:formula="of:=[.J$1]-SUMPRODUCT(OFFSET([.$B8];-[init.$B$3]+2;0;[init.$B$3]-2;1);OFFSET([.J8];-[init.$B$3]+2;0;[init.$B$3]-2;1))" office:value-type="float" office:value="0">
            <text:p>0</text:p>
          </table:table-cell>
          <table:table-cell table:style-name="ce12" table:formula="of:=[.K$1]-SUMPRODUCT(OFFSET([.$B8];-[init.$B$3]+2;0;[init.$B$3]-2;1);OFFSET([.K8];-[init.$B$3]+2;0;[init.$B$3]-2;1))" office:value-type="float" office:value="0">
            <text:p>0</text:p>
          </table:table-cell>
          <table:table-cell table:style-name="ce10"/>
          <table:table-cell table:style-name="ce12" table:formula="of:=SUMPRODUCT(OFFSET([.$B8];-[init.$B$3]+2;0;[init.$B$3]-2;1);OFFSET([.M8];-[init.$B$3]+2;0;[init.$B$3]-2;1))" office:value-type="float" office:value="0">
            <text:p>0</text:p>
          </table:table-cell>
          <table:table-cell table:style-name="ce12" table:number-columns-repeated="2"/>
          <table:table-cell table:style-name="ce31" table:formula="of:=IF(MAX(OFFSET([.$C8];0;1;1;[init.$B$4]-7))&lt;=0;&quot;Maximum&quot;;IF(COUNTIF(OFFSET([.P8];-[init.$B$3]+2;0;[init.$B$3]-2;1);1)=0;&quot;Kein Maximum!&quot;;&quot;&quot;))">
            <text:p/>
          </table:table-cell>
          <table:table-cell table:style-name="ce14"/>
          <table:table-cell/>
        </table:table-row>
        <table:table-row table:style-name="ro1">
          <table:table-cell table:style-name="ce2" table:formula="of:=OFFSET([.A9];-1*[init.B$3];0)+1" office:value-type="float" office:value="1">
            <text:p>1</text:p>
          </table:table-cell>
          <table:table-cell table:style-name="ce7" table:number-columns-repeated="2"/>
          <table:table-cell table:style-name="ce13"/>
          <table:table-cell table:style-name="ce7" table:formula="of:=OFFSET([.E9];-[init.$B$3];0)" office:value-type="string" office:string-value="x1">
            <text:p>x1</text:p>
          </table:table-cell>
          <table:table-cell table:style-name="ce7" table:formula="of:=OFFSET([.F9];-[init.$B$3];0)" office:value-type="string" office:string-value="x2">
            <text:p>x2</text:p>
          </table:table-cell>
          <table:table-cell table:style-name="ce7" table:formula="of:=OFFSET([.G9];-[init.$B$3];0)" office:value-type="string" office:string-value="x3">
            <text:p>x3</text:p>
          </table:table-cell>
          <table:table-cell table:style-name="ce7"/>
          <table:table-cell table:style-name="ce7" table:formula="of:=OFFSET([.I9];-[init.$B$3];0)" office:value-type="string" office:string-value="y1">
            <text:p>y1</text:p>
          </table:table-cell>
          <table:table-cell table:style-name="ce7" table:formula="of:=OFFSET([.J9];-[init.$B$3];0)" office:value-type="string" office:string-value="y2">
            <text:p>y2</text:p>
          </table:table-cell>
          <table:table-cell table:style-name="ce7" table:formula="of:=OFFSET([.K9];-[init.$B$3];0)" office:value-type="string" office:string-value="y3">
            <text:p>y3</text:p>
          </table:table-cell>
          <table:table-cell table:style-name="ce7"/>
          <table:table-cell table:style-name="ce24" office:value-type="string">
            <text:p>RHS</text:p>
          </table:table-cell>
          <table:table-cell table:style-name="ce28" office:value-type="string">
            <text:p>Ratio</text:p>
          </table:table-cell>
          <table:table-cell table:style-name="ce28" office:value-type="string">
            <text:p>+Ratio</text:p>
          </table:table-cell>
          <table:table-cell table:style-name="ce28" office:value-type="string">
            <text:p>pivot</text:p>
          </table:table-cell>
          <table:table-cell table:style-name="ce14"/>
          <table:table-cell/>
        </table:table-row>
        <table:table-row table:style-name="ro1">
          <table:table-cell table:style-name="ce3" table:formula="of:=[init.$B$2]" office:value-type="float" office:value="0">
            <text:p>0</text:p>
          </table:table-cell>
          <table:table-cell/>
          <table:table-cell table:style-name="ce3"/>
          <table:table-cell table:number-columns-repeated="9"/>
          <table:table-cell table:style-name="ce25"/>
          <table:table-cell table:number-columns-repeated="3"/>
          <table:table-cell table:style-name="ce14"/>
          <table:table-cell/>
        </table:table-row>
        <table:table-row table:style-name="ro1">
          <table:table-cell table:style-name="ce3" table:formula="of:=OFFSET([.A11];-1;0)+1" office:value-type="float" office:value="1">
            <text:p>1</text:p>
          </table:table-cell>
          <table:table-cell table:formula="of:=OFFSET([.$C$1];0;MATCH([.C11];OFFSET([.D11];-1-[.A11];0;1;[init.$B$4]-6);0))" office:value-type="float" office:value="0">
            <text:p>0</text:p>
          </table:table-cell>
          <table:table-cell table:style-name="ce9" table:formula="of:=IF(OFFSET([.A11];-[init.B$3];[init.B$4]-1);OFFSET([.C11];-1-[.A11];OFFSET([.C11];-2-[.A11];-1));OFFSET([.C11];-[init.B$3];0))" office:value-type="string" office:string-value="y1">
            <text:p>y1</text:p>
          </table:table-cell>
          <table:table-cell table:style-name="ce14"/>
          <table:table-cell table:style-name="ce14" table:formula="of:=IF(OFFSET([.$A11];-[init.$B$3];[init.$B$4]-1);OFFSET([.E11];-[init.$B$3];0)/OFFSET([.$A11];-[.$A11]-1-[init.$B$3]+OFFSET([.$A11];-[.$A11]-2;0);2+OFFSET([.$A11];-[.$A11]-2;1));OFFSET([.E11];-[init.$B$3];0)-OFFSET([.$C11];-[init.$B$3];OFFSET([.$A11];-[.$A11]-2;1))*OFFSET([.E11];OFFSET([.$A11];-[.$A11]-2;0)-1-[.$A11];0))" office:value-type="date" office:date-value="1899-12-30T01:36:00">
            <text:p>30.12.99</text:p>
          </table:table-cell>
          <table:table-cell table:style-name="ce14" table:formula="of:=IF(OFFSET([.$A11];-[init.$B$3];[init.$B$4]-1);OFFSET([.F11];-[init.$B$3];0)/OFFSET([.$A11];-[.$A11]-1-[init.$B$3]+OFFSET([.$A11];-[.$A11]-2;0);2+OFFSET([.$A11];-[.$A11]-2;1));OFFSET([.F11];-[init.$B$3];0)-OFFSET([.$C11];-[init.$B$3];OFFSET([.$A11];-[.$A11]-2;1))*OFFSET([.F11];OFFSET([.$A11];-[.$A11]-2;0)-1-[.$A11];0))" office:value-type="float" office:value="0">
            <text:p>0</text:p>
          </table:table-cell>
          <table:table-cell table:style-name="ce14" table:formula="of:=IF(OFFSET([.$A11];-[init.$B$3];[init.$B$4]-1);OFFSET([.G11];-[init.$B$3];0)/OFFSET([.$A11];-[.$A11]-1-[init.$B$3]+OFFSET([.$A11];-[.$A11]-2;0);2+OFFSET([.$A11];-[.$A11]-2;1));OFFSET([.G11];-[init.$B$3];0)-OFFSET([.$C11];-[init.$B$3];OFFSET([.$A11];-[.$A11]-2;1))*OFFSET([.G11];OFFSET([.$A11];-[.$A11]-2;0)-1-[.$A11];0))" office:value-type="float" office:value="0">
            <text:p>0</text:p>
          </table:table-cell>
          <table:table-cell table:style-name="ce14"/>
          <table:table-cell table:style-name="ce14" table:formula="of:=IF(OFFSET([.$A11];-[init.$B$3];[init.$B$4]-1);OFFSET([.I11];-[init.$B$3];0)/OFFSET([.$A11];-[.$A11]-1-[init.$B$3]+OFFSET([.$A11];-[.$A11]-2;0);2+OFFSET([.$A11];-[.$A11]-2;1));OFFSET([.I11];-[init.$B$3];0)-OFFSET([.$C11];-[init.$B$3];OFFSET([.$A11];-[.$A11]-2;1))*OFFSET([.I11];OFFSET([.$A11];-[.$A11]-2;0)-1-[.$A11];0))" office:value-type="float" office:value="1">
            <text:p>1</text:p>
          </table:table-cell>
          <table:table-cell table:style-name="ce14" table:formula="of:=IF(OFFSET([.$A11];-[init.$B$3];[init.$B$4]-1);OFFSET([.J11];-[init.$B$3];0)/OFFSET([.$A11];-[.$A11]-1-[init.$B$3]+OFFSET([.$A11];-[.$A11]-2;0);2+OFFSET([.$A11];-[.$A11]-2;1));OFFSET([.J11];-[init.$B$3];0)-OFFSET([.$C11];-[init.$B$3];OFFSET([.$A11];-[.$A11]-2;1))*OFFSET([.J11];OFFSET([.$A11];-[.$A11]-2;0)-1-[.$A11];0))" office:value-type="float" office:value="-0.5">
            <text:p>-0,5</text:p>
          </table:table-cell>
          <table:table-cell table:style-name="ce14" table:formula="of:=IF(OFFSET([.$A11];-[init.$B$3];[init.$B$4]-1);OFFSET([.K11];-[init.$B$3];0)/OFFSET([.$A11];-[.$A11]-1-[init.$B$3]+OFFSET([.$A11];-[.$A11]-2;0);2+OFFSET([.$A11];-[.$A11]-2;1));OFFSET([.K11];-[init.$B$3];0)-OFFSET([.$C11];-[init.$B$3];OFFSET([.$A11];-[.$A11]-2;1))*OFFSET([.K11];OFFSET([.$A11];-[.$A11]-2;0)-1-[.$A11];0))" office:value-type="float" office:value="0">
            <text:p>0</text:p>
          </table:table-cell>
          <table:table-cell table:style-name="ce14"/>
          <table:table-cell table:style-name="ce27" table:formula="of:=IF(OFFSET([.$A11];-[init.$B$3];[init.$B$4]-1);OFFSET([.M11];-[init.$B$3];0)/OFFSET([.$A11];-[.$A11]-1-[init.$B$3]+OFFSET([.$A11];-[.$A11]-2;0);2+OFFSET([.$A11];-[.$A11]-2;1));OFFSET([.M11];-[init.$B$3];0) - OFFSET([.$C11];-1*[init.$B$3];OFFSET([.$A11];-[.$A11]-2;1))*OFFSET([.M11];OFFSET([.$A11];-[.$A11]-2;0)-1-[.$A11];0))" office:value-type="float" office:value="20">
            <text:p>20</text:p>
          </table:table-cell>
          <table:table-cell table:formula="of:=[.M11]/OFFSET([.C11];0;OFFSET([.B11];[init.B$3]-2-[.A11];0))" office:value-type="float" office:value="300">
            <text:p>300</text:p>
          </table:table-cell>
          <table:table-cell table:formula="of:=IF(ISERROR([.N11]);&quot;&quot;;IF([.N11]&gt;0;[.N11];&quot;&quot;))" office:value-type="float" office:value="300">
            <text:p>300</text:p>
          </table:table-cell>
          <table:table-cell table:formula="of:=IF(COUNTIF(OFFSET([.P11];-[.A11];0;[.A11];1);1)=1;1=2;MIN(OFFSET([.O11];-[.A11];0;[init.$B$3]-2;1))=[.O11])" office:value-type="boolean" office:boolean-value="false">
            <text:p>FALSCH</text:p>
          </table:table-cell>
          <table:table-cell table:style-name="ce14"/>
          <table:table-cell/>
        </table:table-row>
        <table:table-row table:style-name="ro1">
          <table:table-cell table:style-name="ce3" table:formula="of:=OFFSET([.A12];-1;0)+1" office:value-type="float" office:value="2">
            <text:p>2</text:p>
          </table:table-cell>
          <table:table-cell table:formula="of:=OFFSET([.$C$1];0;MATCH([.C12];OFFSET([.D12];-1-[.A12];0;1;[init.$B$4]-6);0))" office:value-type="float" office:value="60">
            <text:p>60</text:p>
          </table:table-cell>
          <table:table-cell table:style-name="ce9" table:formula="of:=IF(OFFSET([.A12];-[init.B$3];[init.B$4]-1);OFFSET([.C12];-1-[.A12];OFFSET([.C12];-2-[.A12];-1));OFFSET([.C12];-[init.B$3];0))" office:value-type="string" office:string-value="x2">
            <text:p>x2</text:p>
          </table:table-cell>
          <table:table-cell table:style-name="ce14"/>
          <table:table-cell table:style-name="ce14" table:formula="of:=IF(OFFSET([.$A12];-[init.$B$3];[init.$B$4]-1);OFFSET([.E12];-[init.$B$3];0)/OFFSET([.$A12];-[.$A12]-1-[init.$B$3]+OFFSET([.$A12];-[.$A12]-2;0);2+OFFSET([.$A12];-[.$A12]-2;1));OFFSET([.E12];-[init.$B$3];0)-OFFSET([.$C12];-[init.$B$3];OFFSET([.$A12];-[.$A12]-2;1))*OFFSET([.E12];OFFSET([.$A12];-[.$A12]-2;0)-1-[.$A12];0))" office:value-type="float" office:value="0.4">
            <text:p>0,4</text:p>
          </table:table-cell>
          <table:table-cell table:style-name="ce14" table:formula="of:=IF(OFFSET([.$A12];-[init.$B$3];[init.$B$4]-1);OFFSET([.F12];-[init.$B$3];0)/OFFSET([.$A12];-[.$A12]-1-[init.$B$3]+OFFSET([.$A12];-[.$A12]-2;0);2+OFFSET([.$A12];-[.$A12]-2;1));OFFSET([.F12];-[init.$B$3];0)-OFFSET([.$C12];-[init.$B$3];OFFSET([.$A12];-[.$A12]-2;1))*OFFSET([.F12];OFFSET([.$A12];-[.$A12]-2;0)-1-[.$A12];0))" office:value-type="float" office:value="1">
            <text:p>1</text:p>
          </table:table-cell>
          <table:table-cell table:style-name="ce14" table:formula="of:=IF(OFFSET([.$A12];-[init.$B$3];[init.$B$4]-1);OFFSET([.G12];-[init.$B$3];0)/OFFSET([.$A12];-[.$A12]-1-[init.$B$3]+OFFSET([.$A12];-[.$A12]-2;0);2+OFFSET([.$A12];-[.$A12]-2;1));OFFSET([.G12];-[init.$B$3];0)-OFFSET([.$C12];-[init.$B$3];OFFSET([.$A12];-[.$A12]-2;1))*OFFSET([.G12];OFFSET([.$A12];-[.$A12]-2;0)-1-[.$A12];0))" office:value-type="float" office:value="0">
            <text:p>0</text:p>
          </table:table-cell>
          <table:table-cell table:style-name="ce14"/>
          <table:table-cell table:style-name="ce14" table:formula="of:=IF(OFFSET([.$A12];-[init.$B$3];[init.$B$4]-1);OFFSET([.I12];-[init.$B$3];0)/OFFSET([.$A12];-[.$A12]-1-[init.$B$3]+OFFSET([.$A12];-[.$A12]-2;0);2+OFFSET([.$A12];-[.$A12]-2;1));OFFSET([.I12];-[init.$B$3];0)-OFFSET([.$C12];-[init.$B$3];OFFSET([.$A12];-[.$A12]-2;1))*OFFSET([.I12];OFFSET([.$A12];-[.$A12]-2;0)-1-[.$A12];0))" office:value-type="float" office:value="0">
            <text:p>0</text:p>
          </table:table-cell>
          <table:table-cell table:style-name="ce14" table:formula="of:=IF(OFFSET([.$A12];-[init.$B$3];[init.$B$4]-1);OFFSET([.J12];-[init.$B$3];0)/OFFSET([.$A12];-[.$A12]-1-[init.$B$3]+OFFSET([.$A12];-[.$A12]-2;0);2+OFFSET([.$A12];-[.$A12]-2;1));OFFSET([.J12];-[init.$B$3];0)-OFFSET([.$C12];-[init.$B$3];OFFSET([.$A12];-[.$A12]-2;1))*OFFSET([.J12];OFFSET([.$A12];-[.$A12]-2;0)-1-[.$A12];0))" office:value-type="float" office:value="2">
            <text:p>2</text:p>
          </table:table-cell>
          <table:table-cell table:style-name="ce14" table:formula="of:=IF(OFFSET([.$A12];-[init.$B$3];[init.$B$4]-1);OFFSET([.K12];-[init.$B$3];0)/OFFSET([.$A12];-[.$A12]-1-[init.$B$3]+OFFSET([.$A12];-[.$A12]-2;0);2+OFFSET([.$A12];-[.$A12]-2;1));OFFSET([.K12];-[init.$B$3];0)-OFFSET([.$C12];-[init.$B$3];OFFSET([.$A12];-[.$A12]-2;1))*OFFSET([.K12];OFFSET([.$A12];-[.$A12]-2;0)-1-[.$A12];0))" office:value-type="float" office:value="0">
            <text:p>0</text:p>
          </table:table-cell>
          <table:table-cell table:style-name="ce14"/>
          <table:table-cell table:style-name="ce27" table:formula="of:=IF(OFFSET([.$A12];-[init.$B$3];[init.$B$4]-1);OFFSET([.M12];-[init.$B$3];0)/OFFSET([.$A12];-[.$A12]-1-[init.$B$3]+OFFSET([.$A12];-[.$A12]-2;0);2+OFFSET([.$A12];-[.$A12]-2;1));OFFSET([.M12];-[init.$B$3];0) - OFFSET([.$C12];-1*[init.$B$3];OFFSET([.$A12];-[.$A12]-2;1))*OFFSET([.M12];OFFSET([.$A12];-[.$A12]-2;0)-1-[.$A12];0))" office:value-type="float" office:value="400">
            <text:p>400</text:p>
          </table:table-cell>
          <table:table-cell table:formula="of:=[.M12]/OFFSET([.C12];0;OFFSET([.B12];[init.B$3]-2-[.A12];0))" office:value-type="float" office:value="1000">
            <text:p>1000</text:p>
          </table:table-cell>
          <table:table-cell table:formula="of:=IF(ISERROR([.N12]);&quot;&quot;;IF([.N12]&gt;0;[.N12];&quot;&quot;))" office:value-type="float" office:value="1000">
            <text:p>1000</text:p>
          </table:table-cell>
          <table:table-cell table:formula="of:=IF(COUNTIF(OFFSET([.P12];-[.A12];0;[.A12];1);1)=1;1=2;MIN(OFFSET([.O12];-[.A12];0;[init.$B$3]-2;1))=[.O12])" office:value-type="boolean" office:boolean-value="false">
            <text:p>FALSCH</text:p>
          </table:table-cell>
          <table:table-cell table:style-name="ce14"/>
          <table:table-cell/>
        </table:table-row>
        <table:table-row table:style-name="ro1">
          <table:table-cell table:style-name="ce3" table:formula="of:=OFFSET([.A13];-1;0)+1" office:value-type="float" office:value="3">
            <text:p>3</text:p>
          </table:table-cell>
          <table:table-cell table:formula="of:=OFFSET([.$C$1];0;MATCH([.C13];OFFSET([.D13];-1-[.A13];0;1;[init.$B$4]-6);0))" office:value-type="float" office:value="0">
            <text:p>0</text:p>
          </table:table-cell>
          <table:table-cell table:style-name="ce9" table:formula="of:=IF(OFFSET([.A13];-[init.B$3];[init.B$4]-1);OFFSET([.C13];-1-[.A13];OFFSET([.C13];-2-[.A13];-1));OFFSET([.C13];-[init.B$3];0))" office:value-type="string" office:string-value="y3">
            <text:p>y3</text:p>
          </table:table-cell>
          <table:table-cell table:style-name="ce14"/>
          <table:table-cell table:style-name="ce14" table:formula="of:=IF(OFFSET([.$A13];-[init.$B$3];[init.$B$4]-1);OFFSET([.E13];-[init.$B$3];0)/OFFSET([.$A13];-[.$A13]-1-[init.$B$3]+OFFSET([.$A13];-[.$A13]-2;0);2+OFFSET([.$A13];-[.$A13]-2;1));OFFSET([.E13];-[init.$B$3];0)-OFFSET([.$C13];-[init.$B$3];OFFSET([.$A13];-[.$A13]-2;1))*OFFSET([.E13];OFFSET([.$A13];-[.$A13]-2;0)-1-[.$A13];0))" office:value-type="float" office:value="0.0166666666666667">
            <text:p>0,02</text:p>
          </table:table-cell>
          <table:table-cell table:style-name="ce14" table:formula="of:=IF(OFFSET([.$A13];-[init.$B$3];[init.$B$4]-1);OFFSET([.F13];-[init.$B$3];0)/OFFSET([.$A13];-[.$A13]-1-[init.$B$3]+OFFSET([.$A13];-[.$A13]-2;0);2+OFFSET([.$A13];-[.$A13]-2;1));OFFSET([.F13];-[init.$B$3];0)-OFFSET([.$C13];-[init.$B$3];OFFSET([.$A13];-[.$A13]-2;1))*OFFSET([.F13];OFFSET([.$A13];-[.$A13]-2;0)-1-[.$A13];0))" office:value-type="float" office:value="0">
            <text:p>0</text:p>
          </table:table-cell>
          <table:table-cell table:style-name="ce14" table:formula="of:=IF(OFFSET([.$A13];-[init.$B$3];[init.$B$4]-1);OFFSET([.G13];-[init.$B$3];0)/OFFSET([.$A13];-[.$A13]-1-[init.$B$3]+OFFSET([.$A13];-[.$A13]-2;0);2+OFFSET([.$A13];-[.$A13]-2;1));OFFSET([.G13];-[init.$B$3];0)-OFFSET([.$C13];-[init.$B$3];OFFSET([.$A13];-[.$A13]-2;1))*OFFSET([.G13];OFFSET([.$A13];-[.$A13]-2;0)-1-[.$A13];0))" office:value-type="float" office:value="0">
            <text:p>0</text:p>
          </table:table-cell>
          <table:table-cell table:style-name="ce14"/>
          <table:table-cell table:style-name="ce14" table:formula="of:=IF(OFFSET([.$A13];-[init.$B$3];[init.$B$4]-1);OFFSET([.I13];-[init.$B$3];0)/OFFSET([.$A13];-[.$A13]-1-[init.$B$3]+OFFSET([.$A13];-[.$A13]-2;0);2+OFFSET([.$A13];-[.$A13]-2;1));OFFSET([.I13];-[init.$B$3];0)-OFFSET([.$C13];-[init.$B$3];OFFSET([.$A13];-[.$A13]-2;1))*OFFSET([.I13];OFFSET([.$A13];-[.$A13]-2;0)-1-[.$A13];0))" office:value-type="float" office:value="0">
            <text:p>0</text:p>
          </table:table-cell>
          <table:table-cell table:style-name="ce14" table:formula="of:=IF(OFFSET([.$A13];-[init.$B$3];[init.$B$4]-1);OFFSET([.J13];-[init.$B$3];0)/OFFSET([.$A13];-[.$A13]-1-[init.$B$3]+OFFSET([.$A13];-[.$A13]-2;0);2+OFFSET([.$A13];-[.$A13]-2;1));OFFSET([.J13];-[init.$B$3];0)-OFFSET([.$C13];-[init.$B$3];OFFSET([.$A13];-[.$A13]-2;1))*OFFSET([.J13];OFFSET([.$A13];-[.$A13]-2;0)-1-[.$A13];0))" office:value-type="float" office:value="-0.166666666666667">
            <text:p>-0,17</text:p>
          </table:table-cell>
          <table:table-cell table:style-name="ce14" table:formula="of:=IF(OFFSET([.$A13];-[init.$B$3];[init.$B$4]-1);OFFSET([.K13];-[init.$B$3];0)/OFFSET([.$A13];-[.$A13]-1-[init.$B$3]+OFFSET([.$A13];-[.$A13]-2;0);2+OFFSET([.$A13];-[.$A13]-2;1));OFFSET([.K13];-[init.$B$3];0)-OFFSET([.$C13];-[init.$B$3];OFFSET([.$A13];-[.$A13]-2;1))*OFFSET([.K13];OFFSET([.$A13];-[.$A13]-2;0)-1-[.$A13];0))" office:value-type="float" office:value="1">
            <text:p>1</text:p>
          </table:table-cell>
          <table:table-cell table:style-name="ce14"/>
          <table:table-cell table:style-name="ce27" table:formula="of:=IF(OFFSET([.$A13];-[init.$B$3];[init.$B$4]-1);OFFSET([.M13];-[init.$B$3];0)/OFFSET([.$A13];-[.$A13]-1-[init.$B$3]+OFFSET([.$A13];-[.$A13]-2;0);2+OFFSET([.$A13];-[.$A13]-2;1));OFFSET([.M13];-[init.$B$3];0) - OFFSET([.$C13];-1*[init.$B$3];OFFSET([.$A13];-[.$A13]-2;1))*OFFSET([.M13];OFFSET([.$A13];-[.$A13]-2;0)-1-[.$A13];0))" office:value-type="float" office:value="3.66666666666667">
            <text:p>3,67</text:p>
          </table:table-cell>
          <table:table-cell table:formula="of:=[.M13]/OFFSET([.C13];0;OFFSET([.B13];[init.B$3]-2-[.A13];0))" office:value-type="float" office:value="220">
            <text:p>220</text:p>
          </table:table-cell>
          <table:table-cell table:formula="of:=IF(ISERROR([.N13]);&quot;&quot;;IF([.N13]&gt;0;[.N13];&quot;&quot;))" office:value-type="float" office:value="220">
            <text:p>220</text:p>
          </table:table-cell>
          <table:table-cell table:formula="of:=IF(COUNTIF(OFFSET([.P13];-[.A13];0;[.A13];1);1)=1;1=2;MIN(OFFSET([.O13];-[.A13];0;[init.$B$3]-2;1))=[.O13])" office:value-type="boolean" office:boolean-value="true">
            <text:p>WAHR</text:p>
          </table:table-cell>
          <table:table-cell table:number-columns-repeated="2"/>
        </table:table-row>
        <table:table-row table:style-name="ro1">
          <table:table-cell table:style-name="ce3"/>
          <table:table-cell/>
          <table:table-cell table:style-name="ce9"/>
          <table:table-cell table:number-columns-repeated="9"/>
          <table:table-cell table:style-name="ce25"/>
          <table:table-cell table:number-columns-repeated="3"/>
          <table:table-cell table:style-name="ce14"/>
          <table:table-cell/>
        </table:table-row>
        <table:table-row table:style-name="ro1">
          <table:table-cell table:style-name="ce5" table:formula="of:=MATCH(1;OFFSET([.$P15];-[init.$B$3]+2;0;[init.$B$3]-2;1);0)" office:value-type="float" office:value="4">
            <text:p>4</text:p>
          </table:table-cell>
          <table:table-cell table:style-name="ce5" table:formula="of:=MATCH(MAX(OFFSET([.$C15];0;1;1;[init.$B$4]-7));OFFSET([.$C15];0;1;1;[init.$B$4]-7);0)" office:value-type="float" office:value="2">
            <text:p>2</text:p>
          </table:table-cell>
          <table:table-cell table:style-name="ce10" office:value-type="string">
            <text:p>Cj-zj</text:p>
          </table:table-cell>
          <table:table-cell table:style-name="ce12"/>
          <table:table-cell table:style-name="ce19" table:formula="of:=[.E$1]-SUMPRODUCT(OFFSET([.$B15];-[init.$B$3]+2;0;[init.$B$3]-2;1);OFFSET([.E15];-[init.$B$3]+2;0;[init.$B$3]-2;1))" office:value-type="float" office:value="6">
            <text:p>6</text:p>
          </table:table-cell>
          <table:table-cell table:style-name="ce19" table:formula="of:=[.F$1]-SUMPRODUCT(OFFSET([.$B15];-[init.$B$3]+2;0;[init.$B$3]-2;1);OFFSET([.F15];-[init.$B$3]+2;0;[init.$B$3]-2;1))" office:value-type="float" office:value="0">
            <text:p>0</text:p>
          </table:table-cell>
          <table:table-cell table:style-name="ce19" table:formula="of:=[.G$1]-SUMPRODUCT(OFFSET([.$B15];-[init.$B$3]+2;0;[init.$B$3]-2;1);OFFSET([.G15];-[init.$B$3]+2;0;[init.$B$3]-2;1))" office:value-type="float" office:value="0">
            <text:p>0</text:p>
          </table:table-cell>
          <table:table-cell table:style-name="ce19"/>
          <table:table-cell table:style-name="ce19" table:formula="of:=[.I$1]-SUMPRODUCT(OFFSET([.$B15];-[init.$B$3]+2;0;[init.$B$3]-2;1);OFFSET([.I15];-[init.$B$3]+2;0;[init.$B$3]-2;1))" office:value-type="float" office:value="0">
            <text:p>0</text:p>
          </table:table-cell>
          <table:table-cell table:style-name="ce19" table:formula="of:=[.J$1]-SUMPRODUCT(OFFSET([.$B15];-[init.$B$3]+2;0;[init.$B$3]-2;1);OFFSET([.J15];-[init.$B$3]+2;0;[init.$B$3]-2;1))" office:value-type="float" office:value="-120">
            <text:p>-120</text:p>
          </table:table-cell>
          <table:table-cell table:style-name="ce19" table:formula="of:=[.K$1]-SUMPRODUCT(OFFSET([.$B15];-[init.$B$3]+2;0;[init.$B$3]-2;1);OFFSET([.K15];-[init.$B$3]+2;0;[init.$B$3]-2;1))" office:value-type="float" office:value="0">
            <text:p>0</text:p>
          </table:table-cell>
          <table:table-cell table:style-name="ce22"/>
          <table:table-cell table:style-name="ce19" table:formula="of:=SUMPRODUCT(OFFSET([.$B15];-[init.$B$3]+2;0;[init.$B$3]-2;1);OFFSET([.M15];-[init.$B$3]+2;0;[init.$B$3]-2;1))" office:value-type="float" office:value="24000">
            <text:p>24000</text:p>
          </table:table-cell>
          <table:table-cell table:style-name="ce12" table:number-columns-repeated="2"/>
          <table:table-cell table:style-name="ce31" table:formula="of:=IF(MAX(OFFSET([.$C15];0;1;1;[init.$B$4]-7))&lt;=0;&quot;Maximum&quot;;IF(COUNTIF(OFFSET([.P15];-[init.$B$3]+2;0;[init.$B$3]-2;1);1)=0;&quot;Kein Maximum!&quot;;&quot;&quot;))">
            <text:p/>
          </table:table-cell>
          <table:table-cell table:style-name="ce14"/>
          <table:table-cell/>
        </table:table-row>
        <table:table-row table:style-name="ro1">
          <table:table-cell table:style-name="ce2" table:formula="of:=OFFSET([.A16];-1*[init.B$3];0)+1" office:value-type="float" office:value="2">
            <text:p>2</text:p>
          </table:table-cell>
          <table:table-cell table:style-name="ce7" table:number-columns-repeated="2"/>
          <table:table-cell table:style-name="ce13"/>
          <table:table-cell table:style-name="ce7" table:formula="of:=OFFSET([.E16];-[init.$B$3];0)" office:value-type="string" office:string-value="x1">
            <text:p>x1</text:p>
          </table:table-cell>
          <table:table-cell table:style-name="ce7" table:formula="of:=OFFSET([.F16];-[init.$B$3];0)" office:value-type="string" office:string-value="x2">
            <text:p>x2</text:p>
          </table:table-cell>
          <table:table-cell table:style-name="ce7" table:formula="of:=OFFSET([.G16];-[init.$B$3];0)" office:value-type="string" office:string-value="x3">
            <text:p>x3</text:p>
          </table:table-cell>
          <table:table-cell table:style-name="ce7"/>
          <table:table-cell table:style-name="ce7" table:formula="of:=OFFSET([.I16];-[init.$B$3];0)" office:value-type="string" office:string-value="y1">
            <text:p>y1</text:p>
          </table:table-cell>
          <table:table-cell table:style-name="ce7" table:formula="of:=OFFSET([.J16];-[init.$B$3];0)" office:value-type="string" office:string-value="y2">
            <text:p>y2</text:p>
          </table:table-cell>
          <table:table-cell table:style-name="ce7" table:formula="of:=OFFSET([.K16];-[init.$B$3];0)" office:value-type="string" office:string-value="y3">
            <text:p>y3</text:p>
          </table:table-cell>
          <table:table-cell table:style-name="ce7"/>
          <table:table-cell table:style-name="ce24" office:value-type="string">
            <text:p>RHS</text:p>
          </table:table-cell>
          <table:table-cell table:style-name="ce28" office:value-type="string">
            <text:p>Ratio</text:p>
          </table:table-cell>
          <table:table-cell table:style-name="ce28" office:value-type="string">
            <text:p>+Ratio</text:p>
          </table:table-cell>
          <table:table-cell table:style-name="ce28" office:value-type="string">
            <text:p>pivot</text:p>
          </table:table-cell>
          <table:table-cell table:style-name="ce14"/>
          <table:table-cell/>
        </table:table-row>
        <table:table-row table:style-name="ro1">
          <table:table-cell table:style-name="ce3" table:formula="of:=[init.$B$2]" office:value-type="float" office:value="0">
            <text:p>0</text:p>
          </table:table-cell>
          <table:table-cell/>
          <table:table-cell table:style-name="ce3"/>
          <table:table-cell table:number-columns-repeated="9"/>
          <table:table-cell table:style-name="ce25"/>
          <table:table-cell table:number-columns-repeated="5"/>
        </table:table-row>
        <table:table-row table:style-name="ro1">
          <table:table-cell table:style-name="ce3" table:formula="of:=OFFSET([.A18];-1;0)+1" office:value-type="float" office:value="1">
            <text:p>1</text:p>
          </table:table-cell>
          <table:table-cell table:formula="of:=OFFSET([.$C$1];0;MATCH([.C18];OFFSET([.D18];-1-[.A18];0;1;[init.$B$4]-6);0))" office:value-type="float" office:value="0">
            <text:p>0</text:p>
          </table:table-cell>
          <table:table-cell table:style-name="ce9" table:formula="of:=IF(OFFSET([.A18];-[init.B$3];[init.B$4]-1);OFFSET([.C18];-1-[.A18];OFFSET([.C18];-2-[.A18];-1));OFFSET([.C18];-[init.B$3];0))" office:value-type="string" office:string-value="y1">
            <text:p>y1</text:p>
          </table:table-cell>
          <table:table-cell table:style-name="ce14"/>
          <table:table-cell table:style-name="ce14" table:formula="of:=IF(OFFSET([.$A18];-[init.$B$3];[init.$B$4]-1);OFFSET([.E18];-[init.$B$3];0)/OFFSET([.$A18];-[.$A18]-1-[init.$B$3]+OFFSET([.$A18];-[.$A18]-2;0);2+OFFSET([.$A18];-[.$A18]-2;1));OFFSET([.E18];-[init.$B$3];0)-OFFSET([.$C18];-[init.$B$3];OFFSET([.$A18];-[.$A18]-2;1))*OFFSET([.E18];OFFSET([.$A18];-[.$A18]-2;0)-1-[.$A18];0))" office:value-type="date" office:date-value="1899-12-30">
            <text:p>30.12.99</text:p>
          </table:table-cell>
          <table:table-cell table:style-name="ce14" table:formula="of:=IF(OFFSET([.$A18];-[init.$B$3];[init.$B$4]-1);OFFSET([.F18];-[init.$B$3];0)/OFFSET([.$A18];-[.$A18]-1-[init.$B$3]+OFFSET([.$A18];-[.$A18]-2;0);2+OFFSET([.$A18];-[.$A18]-2;1));OFFSET([.F18];-[init.$B$3];0)-OFFSET([.$C18];-[init.$B$3];OFFSET([.$A18];-[.$A18]-2;1))*OFFSET([.F18];OFFSET([.$A18];-[.$A18]-2;0)-1-[.$A18];0))" office:value-type="float" office:value="0">
            <text:p>0</text:p>
          </table:table-cell>
          <table:table-cell table:style-name="ce14" table:formula="of:=IF(OFFSET([.$A18];-[init.$B$3];[init.$B$4]-1);OFFSET([.G18];-[init.$B$3];0)/OFFSET([.$A18];-[.$A18]-1-[init.$B$3]+OFFSET([.$A18];-[.$A18]-2;0);2+OFFSET([.$A18];-[.$A18]-2;1));OFFSET([.G18];-[init.$B$3];0)-OFFSET([.$C18];-[init.$B$3];OFFSET([.$A18];-[.$A18]-2;1))*OFFSET([.G18];OFFSET([.$A18];-[.$A18]-2;0)-1-[.$A18];0))" office:value-type="float" office:value="0">
            <text:p>0</text:p>
          </table:table-cell>
          <table:table-cell table:style-name="ce14"/>
          <table:table-cell table:style-name="ce14" table:formula="of:=IF(OFFSET([.$A18];-[init.$B$3];[init.$B$4]-1);OFFSET([.I18];-[init.$B$3];0)/OFFSET([.$A18];-[.$A18]-1-[init.$B$3]+OFFSET([.$A18];-[.$A18]-2;0);2+OFFSET([.$A18];-[.$A18]-2;1));OFFSET([.I18];-[init.$B$3];0)-OFFSET([.$C18];-[init.$B$3];OFFSET([.$A18];-[.$A18]-2;1))*OFFSET([.I18];OFFSET([.$A18];-[.$A18]-2;0)-1-[.$A18];0))" office:value-type="float" office:value="1">
            <text:p>1</text:p>
          </table:table-cell>
          <table:table-cell table:style-name="ce14" table:formula="of:=IF(OFFSET([.$A18];-[init.$B$3];[init.$B$4]-1);OFFSET([.J18];-[init.$B$3];0)/OFFSET([.$A18];-[.$A18]-1-[init.$B$3]+OFFSET([.$A18];-[.$A18]-2;0);2+OFFSET([.$A18];-[.$A18]-2;1));OFFSET([.J18];-[init.$B$3];0)-OFFSET([.$C18];-[init.$B$3];OFFSET([.$A18];-[.$A18]-2;1))*OFFSET([.J18];OFFSET([.$A18];-[.$A18]-2;0)-1-[.$A18];0))" office:value-type="float" office:value="0.166666666666666">
            <text:p>0,17</text:p>
          </table:table-cell>
          <table:table-cell table:style-name="ce14" table:formula="of:=IF(OFFSET([.$A18];-[init.$B$3];[init.$B$4]-1);OFFSET([.K18];-[init.$B$3];0)/OFFSET([.$A18];-[.$A18]-1-[init.$B$3]+OFFSET([.$A18];-[.$A18]-2;0);2+OFFSET([.$A18];-[.$A18]-2;1));OFFSET([.K18];-[init.$B$3];0)-OFFSET([.$C18];-[init.$B$3];OFFSET([.$A18];-[.$A18]-2;1))*OFFSET([.K18];OFFSET([.$A18];-[.$A18]-2;0)-1-[.$A18];0))" office:value-type="float" office:value="-4">
            <text:p>-4</text:p>
          </table:table-cell>
          <table:table-cell table:style-name="ce14"/>
          <table:table-cell table:style-name="ce27" table:formula="of:=IF(OFFSET([.$A18];-[init.$B$3];[init.$B$4]-1);OFFSET([.M18];-[init.$B$3];0)/OFFSET([.$A18];-[.$A18]-1-[init.$B$3]+OFFSET([.$A18];-[.$A18]-2;0);2+OFFSET([.$A18];-[.$A18]-2;1));OFFSET([.M18];-[init.$B$3];0) - OFFSET([.$C18];-1*[init.$B$3];OFFSET([.$A18];-[.$A18]-2;1))*OFFSET([.M18];OFFSET([.$A18];-[.$A18]-2;0)-1-[.$A18];0))" office:value-type="float" office:value="5.33333333333332">
            <text:p>5,33</text:p>
          </table:table-cell>
          <table:table-cell table:formula="of:=[.M18]/OFFSET([.C18];0;OFFSET([.B18];[init.B$3]-2-[.A18];0))" office:value-type="float" office:value="0">
            <text:p>#DIV/0!</text:p>
          </table:table-cell>
          <table:table-cell table:formula="of:=IF(ISERROR([.N18]);&quot;&quot;;IF([.N18]&gt;0;[.N18];&quot;&quot;))">
            <text:p/>
          </table:table-cell>
          <table:table-cell table:formula="of:=IF(COUNTIF(OFFSET([.P18];-[.A18];0;[.A18];1);1)=1;1=2;MIN(OFFSET([.O18];-[.A18];0;[init.$B$3]-2;1))=[.O18])" office:value-type="boolean" office:boolean-value="false">
            <text:p>FALSCH</text:p>
          </table:table-cell>
          <table:table-cell table:number-columns-repeated="2"/>
        </table:table-row>
        <table:table-row table:style-name="ro1">
          <table:table-cell table:style-name="ce3" table:formula="of:=OFFSET([.A19];-1;0)+1" office:value-type="float" office:value="2">
            <text:p>2</text:p>
          </table:table-cell>
          <table:table-cell table:formula="of:=OFFSET([.$C$1];0;MATCH([.C19];OFFSET([.D19];-1-[.A19];0;1;[init.$B$4]-6);0))" office:value-type="float" office:value="60">
            <text:p>60</text:p>
          </table:table-cell>
          <table:table-cell table:style-name="ce9" table:formula="of:=IF(OFFSET([.A19];-[init.B$3];[init.B$4]-1);OFFSET([.C19];-1-[.A19];OFFSET([.C19];-2-[.A19];-1));OFFSET([.C19];-[init.B$3];0))" office:value-type="string" office:string-value="x2">
            <text:p>x2</text:p>
          </table:table-cell>
          <table:table-cell table:style-name="ce14"/>
          <table:table-cell table:style-name="ce14" table:formula="of:=IF(OFFSET([.$A19];-[init.$B$3];[init.$B$4]-1);OFFSET([.E19];-[init.$B$3];0)/OFFSET([.$A19];-[.$A19]-1-[init.$B$3]+OFFSET([.$A19];-[.$A19]-2;0);2+OFFSET([.$A19];-[.$A19]-2;1));OFFSET([.E19];-[init.$B$3];0)-OFFSET([.$C19];-[init.$B$3];OFFSET([.$A19];-[.$A19]-2;1))*OFFSET([.E19];OFFSET([.$A19];-[.$A19]-2;0)-1-[.$A19];0))" office:value-type="float" office:value="0">
            <text:p>0</text:p>
          </table:table-cell>
          <table:table-cell table:style-name="ce14" table:formula="of:=IF(OFFSET([.$A19];-[init.$B$3];[init.$B$4]-1);OFFSET([.F19];-[init.$B$3];0)/OFFSET([.$A19];-[.$A19]-1-[init.$B$3]+OFFSET([.$A19];-[.$A19]-2;0);2+OFFSET([.$A19];-[.$A19]-2;1));OFFSET([.F19];-[init.$B$3];0)-OFFSET([.$C19];-[init.$B$3];OFFSET([.$A19];-[.$A19]-2;1))*OFFSET([.F19];OFFSET([.$A19];-[.$A19]-2;0)-1-[.$A19];0))" office:value-type="float" office:value="1">
            <text:p>1</text:p>
          </table:table-cell>
          <table:table-cell table:style-name="ce14" table:formula="of:=IF(OFFSET([.$A19];-[init.$B$3];[init.$B$4]-1);OFFSET([.G19];-[init.$B$3];0)/OFFSET([.$A19];-[.$A19]-1-[init.$B$3]+OFFSET([.$A19];-[.$A19]-2;0);2+OFFSET([.$A19];-[.$A19]-2;1));OFFSET([.G19];-[init.$B$3];0)-OFFSET([.$C19];-[init.$B$3];OFFSET([.$A19];-[.$A19]-2;1))*OFFSET([.G19];OFFSET([.$A19];-[.$A19]-2;0)-1-[.$A19];0))" office:value-type="float" office:value="0">
            <text:p>0</text:p>
          </table:table-cell>
          <table:table-cell table:style-name="ce14"/>
          <table:table-cell table:style-name="ce14" table:formula="of:=IF(OFFSET([.$A19];-[init.$B$3];[init.$B$4]-1);OFFSET([.I19];-[init.$B$3];0)/OFFSET([.$A19];-[.$A19]-1-[init.$B$3]+OFFSET([.$A19];-[.$A19]-2;0);2+OFFSET([.$A19];-[.$A19]-2;1));OFFSET([.I19];-[init.$B$3];0)-OFFSET([.$C19];-[init.$B$3];OFFSET([.$A19];-[.$A19]-2;1))*OFFSET([.I19];OFFSET([.$A19];-[.$A19]-2;0)-1-[.$A19];0))" office:value-type="float" office:value="0">
            <text:p>0</text:p>
          </table:table-cell>
          <table:table-cell table:style-name="ce14" table:formula="of:=IF(OFFSET([.$A19];-[init.$B$3];[init.$B$4]-1);OFFSET([.J19];-[init.$B$3];0)/OFFSET([.$A19];-[.$A19]-1-[init.$B$3]+OFFSET([.$A19];-[.$A19]-2;0);2+OFFSET([.$A19];-[.$A19]-2;1));OFFSET([.J19];-[init.$B$3];0)-OFFSET([.$C19];-[init.$B$3];OFFSET([.$A19];-[.$A19]-2;1))*OFFSET([.J19];OFFSET([.$A19];-[.$A19]-2;0)-1-[.$A19];0))" office:value-type="float" office:value="6">
            <text:p>6</text:p>
          </table:table-cell>
          <table:table-cell table:style-name="ce14" table:formula="of:=IF(OFFSET([.$A19];-[init.$B$3];[init.$B$4]-1);OFFSET([.K19];-[init.$B$3];0)/OFFSET([.$A19];-[.$A19]-1-[init.$B$3]+OFFSET([.$A19];-[.$A19]-2;0);2+OFFSET([.$A19];-[.$A19]-2;1));OFFSET([.K19];-[init.$B$3];0)-OFFSET([.$C19];-[init.$B$3];OFFSET([.$A19];-[.$A19]-2;1))*OFFSET([.K19];OFFSET([.$A19];-[.$A19]-2;0)-1-[.$A19];0))" office:value-type="float" office:value="-24">
            <text:p>-24</text:p>
          </table:table-cell>
          <table:table-cell table:style-name="ce14"/>
          <table:table-cell table:style-name="ce27" table:formula="of:=IF(OFFSET([.$A19];-[init.$B$3];[init.$B$4]-1);OFFSET([.M19];-[init.$B$3];0)/OFFSET([.$A19];-[.$A19]-1-[init.$B$3]+OFFSET([.$A19];-[.$A19]-2;0);2+OFFSET([.$A19];-[.$A19]-2;1));OFFSET([.M19];-[init.$B$3];0) - OFFSET([.$C19];-1*[init.$B$3];OFFSET([.$A19];-[.$A19]-2;1))*OFFSET([.M19];OFFSET([.$A19];-[.$A19]-2;0)-1-[.$A19];0))" office:value-type="float" office:value="312">
            <text:p>312</text:p>
          </table:table-cell>
          <table:table-cell table:formula="of:=[.M19]/OFFSET([.C19];0;OFFSET([.B19];[init.B$3]-2-[.A19];0))" office:value-type="float" office:value="0">
            <text:p>#DIV/0!</text:p>
          </table:table-cell>
          <table:table-cell table:formula="of:=IF(ISERROR([.N19]);&quot;&quot;;IF([.N19]&gt;0;[.N19];&quot;&quot;))">
            <text:p/>
          </table:table-cell>
          <table:table-cell table:formula="of:=IF(COUNTIF(OFFSET([.P19];-[.A19];0;[.A19];1);1)=1;1=2;MIN(OFFSET([.O19];-[.A19];0;[init.$B$3]-2;1))=[.O19])" office:value-type="boolean" office:boolean-value="false">
            <text:p>FALSCH</text:p>
          </table:table-cell>
          <table:table-cell table:number-columns-repeated="2"/>
        </table:table-row>
        <table:table-row table:style-name="ro1">
          <table:table-cell table:style-name="ce3" table:formula="of:=OFFSET([.A20];-1;0)+1" office:value-type="float" office:value="3">
            <text:p>3</text:p>
          </table:table-cell>
          <table:table-cell table:formula="of:=OFFSET([.$C$1];0;MATCH([.C20];OFFSET([.D20];-1-[.A20];0;1;[init.$B$4]-6);0))" office:value-type="float" office:value="30">
            <text:p>30</text:p>
          </table:table-cell>
          <table:table-cell table:style-name="ce9" table:formula="of:=IF(OFFSET([.A20];-[init.B$3];[init.B$4]-1);OFFSET([.C20];-1-[.A20];OFFSET([.C20];-2-[.A20];-1));OFFSET([.C20];-[init.B$3];0))" office:value-type="string" office:string-value="x1">
            <text:p>x1</text:p>
          </table:table-cell>
          <table:table-cell table:style-name="ce14"/>
          <table:table-cell table:style-name="ce14" table:formula="of:=IF(OFFSET([.$A20];-[init.$B$3];[init.$B$4]-1);OFFSET([.E20];-[init.$B$3];0)/OFFSET([.$A20];-[.$A20]-1-[init.$B$3]+OFFSET([.$A20];-[.$A20]-2;0);2+OFFSET([.$A20];-[.$A20]-2;1));OFFSET([.E20];-[init.$B$3];0)-OFFSET([.$C20];-[init.$B$3];OFFSET([.$A20];-[.$A20]-2;1))*OFFSET([.E20];OFFSET([.$A20];-[.$A20]-2;0)-1-[.$A20];0))" office:value-type="float" office:value="1">
            <text:p>1</text:p>
          </table:table-cell>
          <table:table-cell table:style-name="ce14" table:formula="of:=IF(OFFSET([.$A20];-[init.$B$3];[init.$B$4]-1);OFFSET([.F20];-[init.$B$3];0)/OFFSET([.$A20];-[.$A20]-1-[init.$B$3]+OFFSET([.$A20];-[.$A20]-2;0);2+OFFSET([.$A20];-[.$A20]-2;1));OFFSET([.F20];-[init.$B$3];0)-OFFSET([.$C20];-[init.$B$3];OFFSET([.$A20];-[.$A20]-2;1))*OFFSET([.F20];OFFSET([.$A20];-[.$A20]-2;0)-1-[.$A20];0))" office:value-type="float" office:value="0">
            <text:p>0</text:p>
          </table:table-cell>
          <table:table-cell table:style-name="ce14" table:formula="of:=IF(OFFSET([.$A20];-[init.$B$3];[init.$B$4]-1);OFFSET([.G20];-[init.$B$3];0)/OFFSET([.$A20];-[.$A20]-1-[init.$B$3]+OFFSET([.$A20];-[.$A20]-2;0);2+OFFSET([.$A20];-[.$A20]-2;1));OFFSET([.G20];-[init.$B$3];0)-OFFSET([.$C20];-[init.$B$3];OFFSET([.$A20];-[.$A20]-2;1))*OFFSET([.G20];OFFSET([.$A20];-[.$A20]-2;0)-1-[.$A20];0))" office:value-type="float" office:value="0">
            <text:p>0</text:p>
          </table:table-cell>
          <table:table-cell table:style-name="ce14"/>
          <table:table-cell table:style-name="ce14" table:formula="of:=IF(OFFSET([.$A20];-[init.$B$3];[init.$B$4]-1);OFFSET([.I20];-[init.$B$3];0)/OFFSET([.$A20];-[.$A20]-1-[init.$B$3]+OFFSET([.$A20];-[.$A20]-2;0);2+OFFSET([.$A20];-[.$A20]-2;1));OFFSET([.I20];-[init.$B$3];0)-OFFSET([.$C20];-[init.$B$3];OFFSET([.$A20];-[.$A20]-2;1))*OFFSET([.I20];OFFSET([.$A20];-[.$A20]-2;0)-1-[.$A20];0))" office:value-type="float" office:value="0">
            <text:p>0</text:p>
          </table:table-cell>
          <table:table-cell table:style-name="ce14" table:formula="of:=IF(OFFSET([.$A20];-[init.$B$3];[init.$B$4]-1);OFFSET([.J20];-[init.$B$3];0)/OFFSET([.$A20];-[.$A20]-1-[init.$B$3]+OFFSET([.$A20];-[.$A20]-2;0);2+OFFSET([.$A20];-[.$A20]-2;1));OFFSET([.J20];-[init.$B$3];0)-OFFSET([.$C20];-[init.$B$3];OFFSET([.$A20];-[.$A20]-2;1))*OFFSET([.J20];OFFSET([.$A20];-[.$A20]-2;0)-1-[.$A20];0))" office:value-type="float" office:value="-10">
            <text:p>-10</text:p>
          </table:table-cell>
          <table:table-cell table:style-name="ce14" table:formula="of:=IF(OFFSET([.$A20];-[init.$B$3];[init.$B$4]-1);OFFSET([.K20];-[init.$B$3];0)/OFFSET([.$A20];-[.$A20]-1-[init.$B$3]+OFFSET([.$A20];-[.$A20]-2;0);2+OFFSET([.$A20];-[.$A20]-2;1));OFFSET([.K20];-[init.$B$3];0)-OFFSET([.$C20];-[init.$B$3];OFFSET([.$A20];-[.$A20]-2;1))*OFFSET([.K20];OFFSET([.$A20];-[.$A20]-2;0)-1-[.$A20];0))" office:value-type="float" office:value="60">
            <text:p>60</text:p>
          </table:table-cell>
          <table:table-cell table:style-name="ce14"/>
          <table:table-cell table:style-name="ce27" table:formula="of:=IF(OFFSET([.$A20];-[init.$B$3];[init.$B$4]-1);OFFSET([.M20];-[init.$B$3];0)/OFFSET([.$A20];-[.$A20]-1-[init.$B$3]+OFFSET([.$A20];-[.$A20]-2;0);2+OFFSET([.$A20];-[.$A20]-2;1));OFFSET([.M20];-[init.$B$3];0) - OFFSET([.$C20];-1*[init.$B$3];OFFSET([.$A20];-[.$A20]-2;1))*OFFSET([.M20];OFFSET([.$A20];-[.$A20]-2;0)-1-[.$A20];0))" office:value-type="float" office:value="220">
            <text:p>220</text:p>
          </table:table-cell>
          <table:table-cell table:formula="of:=[.M20]/OFFSET([.C20];0;OFFSET([.B20];[init.B$3]-2-[.A20];0))" office:value-type="float" office:value="220">
            <text:p>220</text:p>
          </table:table-cell>
          <table:table-cell table:formula="of:=IF(ISERROR([.N20]);&quot;&quot;;IF([.N20]&gt;0;[.N20];&quot;&quot;))" office:value-type="float" office:value="220">
            <text:p>220</text:p>
          </table:table-cell>
          <table:table-cell table:formula="of:=IF(COUNTIF(OFFSET([.P20];-[.A20];0;[.A20];1);1)=1;1=2;MIN(OFFSET([.O20];-[.A20];0;[init.$B$3]-2;1))=[.O20])" office:value-type="boolean" office:boolean-value="true">
            <text:p>WAHR</text:p>
          </table:table-cell>
          <table:table-cell table:number-columns-repeated="2"/>
        </table:table-row>
        <table:table-row table:style-name="ro1">
          <table:table-cell table:style-name="ce3"/>
          <table:table-cell/>
          <table:table-cell table:style-name="ce9"/>
          <table:table-cell table:number-columns-repeated="9"/>
          <table:table-cell table:style-name="ce25"/>
          <table:table-cell table:number-columns-repeated="5"/>
        </table:table-row>
        <table:table-row table:style-name="ro1">
          <table:table-cell table:style-name="ce5" table:formula="of:=MATCH(1;OFFSET([.$P22];-[init.$B$3]+2;0;[init.$B$3]-2;1);0)" office:value-type="float" office:value="4">
            <text:p>4</text:p>
          </table:table-cell>
          <table:table-cell table:style-name="ce5" table:formula="of:=MATCH(MAX(OFFSET([.$C22];0;1;1;[init.$B$4]-7));OFFSET([.$C22];0;1;1;[init.$B$4]-7);0)" office:value-type="float" office:value="2">
            <text:p>2</text:p>
          </table:table-cell>
          <table:table-cell table:style-name="ce10" office:value-type="string">
            <text:p>Cj-zj</text:p>
          </table:table-cell>
          <table:table-cell table:style-name="ce12"/>
          <table:table-cell table:style-name="ce19" table:formula="of:=[.E$1]-SUMPRODUCT(OFFSET([.$B22];-[init.$B$3]+2;0;[init.$B$3]-2;1);OFFSET([.E22];-[init.$B$3]+2;0;[init.$B$3]-2;1))" office:value-type="float" office:value="0">
            <text:p>0</text:p>
          </table:table-cell>
          <table:table-cell table:style-name="ce19" table:formula="of:=[.F$1]-SUMPRODUCT(OFFSET([.$B22];-[init.$B$3]+2;0;[init.$B$3]-2;1);OFFSET([.F22];-[init.$B$3]+2;0;[init.$B$3]-2;1))" office:value-type="float" office:value="0">
            <text:p>0</text:p>
          </table:table-cell>
          <table:table-cell table:style-name="ce19" table:formula="of:=[.G$1]-SUMPRODUCT(OFFSET([.$B22];-[init.$B$3]+2;0;[init.$B$3]-2;1);OFFSET([.G22];-[init.$B$3]+2;0;[init.$B$3]-2;1))" office:value-type="float" office:value="0">
            <text:p>0</text:p>
          </table:table-cell>
          <table:table-cell table:style-name="ce19"/>
          <table:table-cell table:style-name="ce19" table:formula="of:=[.I$1]-SUMPRODUCT(OFFSET([.$B22];-[init.$B$3]+2;0;[init.$B$3]-2;1);OFFSET([.I22];-[init.$B$3]+2;0;[init.$B$3]-2;1))" office:value-type="float" office:value="0">
            <text:p>0</text:p>
          </table:table-cell>
          <table:table-cell table:style-name="ce19" table:formula="of:=[.J$1]-SUMPRODUCT(OFFSET([.$B22];-[init.$B$3]+2;0;[init.$B$3]-2;1);OFFSET([.J22];-[init.$B$3]+2;0;[init.$B$3]-2;1))" office:value-type="float" office:value="-60.0000000000001">
            <text:p>-60</text:p>
          </table:table-cell>
          <table:table-cell table:style-name="ce19" table:formula="of:=[.K$1]-SUMPRODUCT(OFFSET([.$B22];-[init.$B$3]+2;0;[init.$B$3]-2;1);OFFSET([.K22];-[init.$B$3]+2;0;[init.$B$3]-2;1))" office:value-type="float" office:value="-360">
            <text:p>-360</text:p>
          </table:table-cell>
          <table:table-cell table:style-name="ce22"/>
          <table:table-cell table:style-name="ce19" table:formula="of:=SUMPRODUCT(OFFSET([.$B22];-[init.$B$3]+2;0;[init.$B$3]-2;1);OFFSET([.M22];-[init.$B$3]+2;0;[init.$B$3]-2;1))" office:value-type="float" office:value="25320">
            <text:p>25320</text:p>
          </table:table-cell>
          <table:table-cell table:style-name="ce12" table:number-columns-repeated="2"/>
          <table:table-cell table:style-name="ce31" table:formula="of:=IF(MAX(OFFSET([.$C22];0;1;1;[init.$B$4]-7))&lt;=0;&quot;Maximum&quot;;IF(COUNTIF(OFFSET([.P22];-[init.$B$3]+2;0;[init.$B$3]-2;1);1)=0;&quot;Kein Maximum!&quot;;&quot;&quot;))" office:value-type="string" office:string-value="Maximum">
            <text:p>Maximum</text:p>
          </table:table-cell>
          <table:table-cell table:number-columns-repeated="2"/>
        </table:table-row>
        <table:table-row table:style-name="ro1">
          <table:table-cell table:style-name="ce2" table:formula="of:=OFFSET([.A23];-1*[init.B$3];0)+1" office:value-type="float" office:value="3">
            <text:p>3</text:p>
          </table:table-cell>
          <table:table-cell table:style-name="ce7" table:number-columns-repeated="2"/>
          <table:table-cell table:style-name="ce13"/>
          <table:table-cell table:style-name="ce7" table:formula="of:=OFFSET([.E23];-[init.$B$3];0)" office:value-type="string" office:string-value="x1">
            <text:p>x1</text:p>
          </table:table-cell>
          <table:table-cell table:style-name="ce7" table:formula="of:=OFFSET([.F23];-[init.$B$3];0)" office:value-type="string" office:string-value="x2">
            <text:p>x2</text:p>
          </table:table-cell>
          <table:table-cell table:style-name="ce7" table:formula="of:=OFFSET([.G23];-[init.$B$3];0)" office:value-type="string" office:string-value="x3">
            <text:p>x3</text:p>
          </table:table-cell>
          <table:table-cell table:style-name="ce7"/>
          <table:table-cell table:style-name="ce7" table:formula="of:=OFFSET([.I23];-[init.$B$3];0)" office:value-type="string" office:string-value="y1">
            <text:p>y1</text:p>
          </table:table-cell>
          <table:table-cell table:style-name="ce7" table:formula="of:=OFFSET([.J23];-[init.$B$3];0)" office:value-type="string" office:string-value="y2">
            <text:p>y2</text:p>
          </table:table-cell>
          <table:table-cell table:style-name="ce7" table:formula="of:=OFFSET([.K23];-[init.$B$3];0)" office:value-type="string" office:string-value="y3">
            <text:p>y3</text:p>
          </table:table-cell>
          <table:table-cell table:style-name="ce7"/>
          <table:table-cell table:style-name="ce24" office:value-type="string">
            <text:p>RHS</text:p>
          </table:table-cell>
          <table:table-cell table:style-name="ce28" office:value-type="string">
            <text:p>Ratio</text:p>
          </table:table-cell>
          <table:table-cell table:style-name="ce28" office:value-type="string">
            <text:p>+Ratio</text:p>
          </table:table-cell>
          <table:table-cell table:style-name="ce28" office:value-type="string">
            <text:p>pivot</text:p>
          </table:table-cell>
          <table:table-cell table:number-columns-repeated="2"/>
        </table:table-row>
        <table:table-row table:style-name="ro1">
          <table:table-cell table:style-name="ce3" table:formula="of:=[init.$B$2]" office:value-type="float" office:value="0">
            <text:p>0</text:p>
          </table:table-cell>
          <table:table-cell/>
          <table:table-cell table:style-name="ce3"/>
          <table:table-cell table:number-columns-repeated="9"/>
          <table:table-cell table:style-name="ce25"/>
          <table:table-cell table:number-columns-repeated="5"/>
        </table:table-row>
        <table:table-row table:style-name="ro1">
          <table:table-cell table:style-name="ce3" table:formula="of:=OFFSET([.A25];-1;0)+1" office:value-type="float" office:value="1">
            <text:p>1</text:p>
          </table:table-cell>
          <table:table-cell table:formula="of:=OFFSET([.$C$1];0;MATCH([.C25];OFFSET([.D25];-1-[.A25];0;1;[init.$B$4]-6);0))" office:value-type="float" office:value="0">
            <text:p>0</text:p>
          </table:table-cell>
          <table:table-cell table:style-name="ce9" table:formula="of:=IF(OFFSET([.A25];-[init.B$3];[init.B$4]-1);OFFSET([.C25];-1-[.A25];OFFSET([.C25];-2-[.A25];-1));OFFSET([.C25];-[init.B$3];0))" office:value-type="string" office:string-value="y1">
            <text:p>y1</text:p>
          </table:table-cell>
          <table:table-cell table:style-name="ce14"/>
          <table:table-cell table:style-name="ce14" table:formula="of:=IF(OFFSET([.$A25];-[init.$B$3];[init.$B$4]-1);OFFSET([.E25];-[init.$B$3];0)/OFFSET([.$A25];-[.$A25]-1-[init.$B$3]+OFFSET([.$A25];-[.$A25]-2;0);2+OFFSET([.$A25];-[.$A25]-2;1));OFFSET([.E25];-[init.$B$3];0)-OFFSET([.$C25];-[init.$B$3];OFFSET([.$A25];-[.$A25]-2;1))*OFFSET([.E25];OFFSET([.$A25];-[.$A25]-2;0)-1-[.$A25];0))" office:value-type="date" office:date-value="1899-12-30">
            <text:p>30.12.99</text:p>
          </table:table-cell>
          <table:table-cell table:style-name="ce14" table:formula="of:=IF(OFFSET([.$A25];-[init.$B$3];[init.$B$4]-1);OFFSET([.F25];-[init.$B$3];0)/OFFSET([.$A25];-[.$A25]-1-[init.$B$3]+OFFSET([.$A25];-[.$A25]-2;0);2+OFFSET([.$A25];-[.$A25]-2;1));OFFSET([.F25];-[init.$B$3];0)-OFFSET([.$C25];-[init.$B$3];OFFSET([.$A25];-[.$A25]-2;1))*OFFSET([.F25];OFFSET([.$A25];-[.$A25]-2;0)-1-[.$A25];0))" office:value-type="float" office:value="0">
            <text:p>0</text:p>
          </table:table-cell>
          <table:table-cell table:style-name="ce14" table:formula="of:=IF(OFFSET([.$A25];-[init.$B$3];[init.$B$4]-1);OFFSET([.G25];-[init.$B$3];0)/OFFSET([.$A25];-[.$A25]-1-[init.$B$3]+OFFSET([.$A25];-[.$A25]-2;0);2+OFFSET([.$A25];-[.$A25]-2;1));OFFSET([.G25];-[init.$B$3];0)-OFFSET([.$C25];-[init.$B$3];OFFSET([.$A25];-[.$A25]-2;1))*OFFSET([.G25];OFFSET([.$A25];-[.$A25]-2;0)-1-[.$A25];0))" office:value-type="float" office:value="0">
            <text:p>0</text:p>
          </table:table-cell>
          <table:table-cell table:style-name="ce14"/>
          <table:table-cell table:style-name="ce14" table:formula="of:=IF(OFFSET([.$A25];-[init.$B$3];[init.$B$4]-1);OFFSET([.I25];-[init.$B$3];0)/OFFSET([.$A25];-[.$A25]-1-[init.$B$3]+OFFSET([.$A25];-[.$A25]-2;0);2+OFFSET([.$A25];-[.$A25]-2;1));OFFSET([.I25];-[init.$B$3];0)-OFFSET([.$C25];-[init.$B$3];OFFSET([.$A25];-[.$A25]-2;1))*OFFSET([.I25];OFFSET([.$A25];-[.$A25]-2;0)-1-[.$A25];0))" office:value-type="float" office:value="1">
            <text:p>1</text:p>
          </table:table-cell>
          <table:table-cell table:style-name="ce14" table:formula="of:=IF(OFFSET([.$A25];-[init.$B$3];[init.$B$4]-1);OFFSET([.J25];-[init.$B$3];0)/OFFSET([.$A25];-[.$A25]-1-[init.$B$3]+OFFSET([.$A25];-[.$A25]-2;0);2+OFFSET([.$A25];-[.$A25]-2;1));OFFSET([.J25];-[init.$B$3];0)-OFFSET([.$C25];-[init.$B$3];OFFSET([.$A25];-[.$A25]-2;1))*OFFSET([.J25];OFFSET([.$A25];-[.$A25]-2;0)-1-[.$A25];0))" office:value-type="float" office:value="0.166666666666666">
            <text:p>0,17</text:p>
          </table:table-cell>
          <table:table-cell table:style-name="ce14" table:formula="of:=IF(OFFSET([.$A25];-[init.$B$3];[init.$B$4]-1);OFFSET([.K25];-[init.$B$3];0)/OFFSET([.$A25];-[.$A25]-1-[init.$B$3]+OFFSET([.$A25];-[.$A25]-2;0);2+OFFSET([.$A25];-[.$A25]-2;1));OFFSET([.K25];-[init.$B$3];0)-OFFSET([.$C25];-[init.$B$3];OFFSET([.$A25];-[.$A25]-2;1))*OFFSET([.K25];OFFSET([.$A25];-[.$A25]-2;0)-1-[.$A25];0))" office:value-type="float" office:value="-4">
            <text:p>-4</text:p>
          </table:table-cell>
          <table:table-cell table:style-name="ce14"/>
          <table:table-cell table:style-name="ce27" table:formula="of:=IF(OFFSET([.$A25];-[init.$B$3];[init.$B$4]-1);OFFSET([.M25];-[init.$B$3];0)/OFFSET([.$A25];-[.$A25]-1-[init.$B$3]+OFFSET([.$A25];-[.$A25]-2;0);2+OFFSET([.$A25];-[.$A25]-2;1));OFFSET([.M25];-[init.$B$3];0) - OFFSET([.$C25];-1*[init.$B$3];OFFSET([.$A25];-[.$A25]-2;1))*OFFSET([.M25];OFFSET([.$A25];-[.$A25]-2;0)-1-[.$A25];0))" office:value-type="float" office:value="5.33333333333332">
            <text:p>5,33</text:p>
          </table:table-cell>
          <table:table-cell table:formula="of:=[.M25]/OFFSET([.C25];0;OFFSET([.B25];[init.B$3]-2-[.A25];0))" office:value-type="float" office:value="0">
            <text:p>#DIV/0!</text:p>
          </table:table-cell>
          <table:table-cell table:formula="of:=IF(ISERROR([.N25]);&quot;&quot;;IF([.N25]&gt;0;[.N25];&quot;&quot;))">
            <text:p/>
          </table:table-cell>
          <table:table-cell table:formula="of:=IF(COUNTIF(OFFSET([.P25];-[.A25];0;[.A25];1);1)=1;1=2;MIN(OFFSET([.O25];-[.A25];0;[init.$B$3]-2;1))=[.O25])" office:value-type="boolean" office:boolean-value="false">
            <text:p>FALSCH</text:p>
          </table:table-cell>
          <table:table-cell table:number-columns-repeated="2"/>
        </table:table-row>
        <table:table-row table:style-name="ro1">
          <table:table-cell table:style-name="ce3" table:formula="of:=OFFSET([.A26];-1;0)+1" office:value-type="float" office:value="2">
            <text:p>2</text:p>
          </table:table-cell>
          <table:table-cell table:formula="of:=OFFSET([.$C$1];0;MATCH([.C26];OFFSET([.D26];-1-[.A26];0;1;[init.$B$4]-6);0))" office:value-type="float" office:value="60">
            <text:p>60</text:p>
          </table:table-cell>
          <table:table-cell table:style-name="ce9" table:formula="of:=IF(OFFSET([.A26];-[init.B$3];[init.B$4]-1);OFFSET([.C26];-1-[.A26];OFFSET([.C26];-2-[.A26];-1));OFFSET([.C26];-[init.B$3];0))" office:value-type="string" office:string-value="x2">
            <text:p>x2</text:p>
          </table:table-cell>
          <table:table-cell table:style-name="ce14"/>
          <table:table-cell table:style-name="ce14" table:formula="of:=IF(OFFSET([.$A26];-[init.$B$3];[init.$B$4]-1);OFFSET([.E26];-[init.$B$3];0)/OFFSET([.$A26];-[.$A26]-1-[init.$B$3]+OFFSET([.$A26];-[.$A26]-2;0);2+OFFSET([.$A26];-[.$A26]-2;1));OFFSET([.E26];-[init.$B$3];0)-OFFSET([.$C26];-[init.$B$3];OFFSET([.$A26];-[.$A26]-2;1))*OFFSET([.E26];OFFSET([.$A26];-[.$A26]-2;0)-1-[.$A26];0))" office:value-type="float" office:value="0">
            <text:p>0</text:p>
          </table:table-cell>
          <table:table-cell table:style-name="ce14" table:formula="of:=IF(OFFSET([.$A26];-[init.$B$3];[init.$B$4]-1);OFFSET([.F26];-[init.$B$3];0)/OFFSET([.$A26];-[.$A26]-1-[init.$B$3]+OFFSET([.$A26];-[.$A26]-2;0);2+OFFSET([.$A26];-[.$A26]-2;1));OFFSET([.F26];-[init.$B$3];0)-OFFSET([.$C26];-[init.$B$3];OFFSET([.$A26];-[.$A26]-2;1))*OFFSET([.F26];OFFSET([.$A26];-[.$A26]-2;0)-1-[.$A26];0))" office:value-type="float" office:value="1">
            <text:p>1</text:p>
          </table:table-cell>
          <table:table-cell table:style-name="ce14" table:formula="of:=IF(OFFSET([.$A26];-[init.$B$3];[init.$B$4]-1);OFFSET([.G26];-[init.$B$3];0)/OFFSET([.$A26];-[.$A26]-1-[init.$B$3]+OFFSET([.$A26];-[.$A26]-2;0);2+OFFSET([.$A26];-[.$A26]-2;1));OFFSET([.G26];-[init.$B$3];0)-OFFSET([.$C26];-[init.$B$3];OFFSET([.$A26];-[.$A26]-2;1))*OFFSET([.G26];OFFSET([.$A26];-[.$A26]-2;0)-1-[.$A26];0))" office:value-type="float" office:value="0">
            <text:p>0</text:p>
          </table:table-cell>
          <table:table-cell table:style-name="ce14"/>
          <table:table-cell table:style-name="ce14" table:formula="of:=IF(OFFSET([.$A26];-[init.$B$3];[init.$B$4]-1);OFFSET([.I26];-[init.$B$3];0)/OFFSET([.$A26];-[.$A26]-1-[init.$B$3]+OFFSET([.$A26];-[.$A26]-2;0);2+OFFSET([.$A26];-[.$A26]-2;1));OFFSET([.I26];-[init.$B$3];0)-OFFSET([.$C26];-[init.$B$3];OFFSET([.$A26];-[.$A26]-2;1))*OFFSET([.I26];OFFSET([.$A26];-[.$A26]-2;0)-1-[.$A26];0))" office:value-type="float" office:value="0">
            <text:p>0</text:p>
          </table:table-cell>
          <table:table-cell table:style-name="ce14" table:formula="of:=IF(OFFSET([.$A26];-[init.$B$3];[init.$B$4]-1);OFFSET([.J26];-[init.$B$3];0)/OFFSET([.$A26];-[.$A26]-1-[init.$B$3]+OFFSET([.$A26];-[.$A26]-2;0);2+OFFSET([.$A26];-[.$A26]-2;1));OFFSET([.J26];-[init.$B$3];0)-OFFSET([.$C26];-[init.$B$3];OFFSET([.$A26];-[.$A26]-2;1))*OFFSET([.J26];OFFSET([.$A26];-[.$A26]-2;0)-1-[.$A26];0))" office:value-type="float" office:value="6">
            <text:p>6</text:p>
          </table:table-cell>
          <table:table-cell table:style-name="ce14" table:formula="of:=IF(OFFSET([.$A26];-[init.$B$3];[init.$B$4]-1);OFFSET([.K26];-[init.$B$3];0)/OFFSET([.$A26];-[.$A26]-1-[init.$B$3]+OFFSET([.$A26];-[.$A26]-2;0);2+OFFSET([.$A26];-[.$A26]-2;1));OFFSET([.K26];-[init.$B$3];0)-OFFSET([.$C26];-[init.$B$3];OFFSET([.$A26];-[.$A26]-2;1))*OFFSET([.K26];OFFSET([.$A26];-[.$A26]-2;0)-1-[.$A26];0))" office:value-type="float" office:value="-24">
            <text:p>-24</text:p>
          </table:table-cell>
          <table:table-cell table:style-name="ce14"/>
          <table:table-cell table:style-name="ce27" table:formula="of:=IF(OFFSET([.$A26];-[init.$B$3];[init.$B$4]-1);OFFSET([.M26];-[init.$B$3];0)/OFFSET([.$A26];-[.$A26]-1-[init.$B$3]+OFFSET([.$A26];-[.$A26]-2;0);2+OFFSET([.$A26];-[.$A26]-2;1));OFFSET([.M26];-[init.$B$3];0) - OFFSET([.$C26];-1*[init.$B$3];OFFSET([.$A26];-[.$A26]-2;1))*OFFSET([.M26];OFFSET([.$A26];-[.$A26]-2;0)-1-[.$A26];0))" office:value-type="float" office:value="312">
            <text:p>312</text:p>
          </table:table-cell>
          <table:table-cell table:formula="of:=[.M26]/OFFSET([.C26];0;OFFSET([.B26];[init.B$3]-2-[.A26];0))" office:value-type="float" office:value="0">
            <text:p>#DIV/0!</text:p>
          </table:table-cell>
          <table:table-cell table:formula="of:=IF(ISERROR([.N26]);&quot;&quot;;IF([.N26]&gt;0;[.N26];&quot;&quot;))">
            <text:p/>
          </table:table-cell>
          <table:table-cell table:formula="of:=IF(COUNTIF(OFFSET([.P26];-[.A26];0;[.A26];1);1)=1;1=2;MIN(OFFSET([.O26];-[.A26];0;[init.$B$3]-2;1))=[.O26])" office:value-type="boolean" office:boolean-value="false">
            <text:p>FALSCH</text:p>
          </table:table-cell>
          <table:table-cell table:number-columns-repeated="2"/>
        </table:table-row>
        <table:table-row table:style-name="ro1">
          <table:table-cell table:style-name="ce3" table:formula="of:=OFFSET([.A27];-1;0)+1" office:value-type="float" office:value="3">
            <text:p>3</text:p>
          </table:table-cell>
          <table:table-cell table:formula="of:=OFFSET([.$C$1];0;MATCH([.C27];OFFSET([.D27];-1-[.A27];0;1;[init.$B$4]-6);0))" office:value-type="float" office:value="30">
            <text:p>30</text:p>
          </table:table-cell>
          <table:table-cell table:style-name="ce9" table:formula="of:=IF(OFFSET([.A27];-[init.B$3];[init.B$4]-1);OFFSET([.C27];-1-[.A27];OFFSET([.C27];-2-[.A27];-1));OFFSET([.C27];-[init.B$3];0))" office:value-type="string" office:string-value="x1">
            <text:p>x1</text:p>
          </table:table-cell>
          <table:table-cell table:style-name="ce14"/>
          <table:table-cell table:style-name="ce14" table:formula="of:=IF(OFFSET([.$A27];-[init.$B$3];[init.$B$4]-1);OFFSET([.E27];-[init.$B$3];0)/OFFSET([.$A27];-[.$A27]-1-[init.$B$3]+OFFSET([.$A27];-[.$A27]-2;0);2+OFFSET([.$A27];-[.$A27]-2;1));OFFSET([.E27];-[init.$B$3];0)-OFFSET([.$C27];-[init.$B$3];OFFSET([.$A27];-[.$A27]-2;1))*OFFSET([.E27];OFFSET([.$A27];-[.$A27]-2;0)-1-[.$A27];0))" office:value-type="float" office:value="1">
            <text:p>1</text:p>
          </table:table-cell>
          <table:table-cell table:style-name="ce14" table:formula="of:=IF(OFFSET([.$A27];-[init.$B$3];[init.$B$4]-1);OFFSET([.F27];-[init.$B$3];0)/OFFSET([.$A27];-[.$A27]-1-[init.$B$3]+OFFSET([.$A27];-[.$A27]-2;0);2+OFFSET([.$A27];-[.$A27]-2;1));OFFSET([.F27];-[init.$B$3];0)-OFFSET([.$C27];-[init.$B$3];OFFSET([.$A27];-[.$A27]-2;1))*OFFSET([.F27];OFFSET([.$A27];-[.$A27]-2;0)-1-[.$A27];0))" office:value-type="float" office:value="0">
            <text:p>0</text:p>
          </table:table-cell>
          <table:table-cell table:style-name="ce14" table:formula="of:=IF(OFFSET([.$A27];-[init.$B$3];[init.$B$4]-1);OFFSET([.G27];-[init.$B$3];0)/OFFSET([.$A27];-[.$A27]-1-[init.$B$3]+OFFSET([.$A27];-[.$A27]-2;0);2+OFFSET([.$A27];-[.$A27]-2;1));OFFSET([.G27];-[init.$B$3];0)-OFFSET([.$C27];-[init.$B$3];OFFSET([.$A27];-[.$A27]-2;1))*OFFSET([.G27];OFFSET([.$A27];-[.$A27]-2;0)-1-[.$A27];0))" office:value-type="float" office:value="0">
            <text:p>0</text:p>
          </table:table-cell>
          <table:table-cell table:style-name="ce14"/>
          <table:table-cell table:style-name="ce14" table:formula="of:=IF(OFFSET([.$A27];-[init.$B$3];[init.$B$4]-1);OFFSET([.I27];-[init.$B$3];0)/OFFSET([.$A27];-[.$A27]-1-[init.$B$3]+OFFSET([.$A27];-[.$A27]-2;0);2+OFFSET([.$A27];-[.$A27]-2;1));OFFSET([.I27];-[init.$B$3];0)-OFFSET([.$C27];-[init.$B$3];OFFSET([.$A27];-[.$A27]-2;1))*OFFSET([.I27];OFFSET([.$A27];-[.$A27]-2;0)-1-[.$A27];0))" office:value-type="float" office:value="0">
            <text:p>0</text:p>
          </table:table-cell>
          <table:table-cell table:style-name="ce14" table:formula="of:=IF(OFFSET([.$A27];-[init.$B$3];[init.$B$4]-1);OFFSET([.J27];-[init.$B$3];0)/OFFSET([.$A27];-[.$A27]-1-[init.$B$3]+OFFSET([.$A27];-[.$A27]-2;0);2+OFFSET([.$A27];-[.$A27]-2;1));OFFSET([.J27];-[init.$B$3];0)-OFFSET([.$C27];-[init.$B$3];OFFSET([.$A27];-[.$A27]-2;1))*OFFSET([.J27];OFFSET([.$A27];-[.$A27]-2;0)-1-[.$A27];0))" office:value-type="float" office:value="-10">
            <text:p>-10</text:p>
          </table:table-cell>
          <table:table-cell table:style-name="ce14" table:formula="of:=IF(OFFSET([.$A27];-[init.$B$3];[init.$B$4]-1);OFFSET([.K27];-[init.$B$3];0)/OFFSET([.$A27];-[.$A27]-1-[init.$B$3]+OFFSET([.$A27];-[.$A27]-2;0);2+OFFSET([.$A27];-[.$A27]-2;1));OFFSET([.K27];-[init.$B$3];0)-OFFSET([.$C27];-[init.$B$3];OFFSET([.$A27];-[.$A27]-2;1))*OFFSET([.K27];OFFSET([.$A27];-[.$A27]-2;0)-1-[.$A27];0))" office:value-type="float" office:value="60">
            <text:p>60</text:p>
          </table:table-cell>
          <table:table-cell table:style-name="ce14"/>
          <table:table-cell table:style-name="ce27" table:formula="of:=IF(OFFSET([.$A27];-[init.$B$3];[init.$B$4]-1);OFFSET([.M27];-[init.$B$3];0)/OFFSET([.$A27];-[.$A27]-1-[init.$B$3]+OFFSET([.$A27];-[.$A27]-2;0);2+OFFSET([.$A27];-[.$A27]-2;1));OFFSET([.M27];-[init.$B$3];0) - OFFSET([.$C27];-1*[init.$B$3];OFFSET([.$A27];-[.$A27]-2;1))*OFFSET([.M27];OFFSET([.$A27];-[.$A27]-2;0)-1-[.$A27];0))" office:value-type="float" office:value="220">
            <text:p>220</text:p>
          </table:table-cell>
          <table:table-cell table:formula="of:=[.M27]/OFFSET([.C27];0;OFFSET([.B27];[init.B$3]-2-[.A27];0))" office:value-type="float" office:value="220">
            <text:p>220</text:p>
          </table:table-cell>
          <table:table-cell table:formula="of:=IF(ISERROR([.N27]);&quot;&quot;;IF([.N27]&gt;0;[.N27];&quot;&quot;))" office:value-type="float" office:value="220">
            <text:p>220</text:p>
          </table:table-cell>
          <table:table-cell table:formula="of:=IF(COUNTIF(OFFSET([.P27];-[.A27];0;[.A27];1);1)=1;1=2;MIN(OFFSET([.O27];-[.A27];0;[init.$B$3]-2;1))=[.O27])" office:value-type="boolean" office:boolean-value="true">
            <text:p>WAHR</text:p>
          </table:table-cell>
          <table:table-cell table:number-columns-repeated="2"/>
        </table:table-row>
        <table:table-row table:style-name="ro1">
          <table:table-cell table:style-name="ce3"/>
          <table:table-cell/>
          <table:table-cell table:style-name="ce9"/>
          <table:table-cell table:number-columns-repeated="9"/>
          <table:table-cell table:style-name="ce25"/>
          <table:table-cell table:number-columns-repeated="5"/>
        </table:table-row>
        <table:table-row table:style-name="ro1">
          <table:table-cell table:style-name="ce5" table:formula="of:=MATCH(1;OFFSET([.$P29];-[init.$B$3]+2;0;[init.$B$3]-2;1);0)" office:value-type="float" office:value="4">
            <text:p>4</text:p>
          </table:table-cell>
          <table:table-cell table:style-name="ce5" table:formula="of:=MATCH(MAX(OFFSET([.$C29];0;1;1;[init.$B$4]-7));OFFSET([.$C29];0;1;1;[init.$B$4]-7);0)" office:value-type="float" office:value="2">
            <text:p>2</text:p>
          </table:table-cell>
          <table:table-cell table:style-name="ce10" office:value-type="string">
            <text:p>Cj-zj</text:p>
          </table:table-cell>
          <table:table-cell table:style-name="ce12"/>
          <table:table-cell table:style-name="ce19" table:formula="of:=[.E$1]-SUMPRODUCT(OFFSET([.$B29];-[init.$B$3]+2;0;[init.$B$3]-2;1);OFFSET([.E29];-[init.$B$3]+2;0;[init.$B$3]-2;1))" office:value-type="float" office:value="0">
            <text:p>0</text:p>
          </table:table-cell>
          <table:table-cell table:style-name="ce19" table:formula="of:=[.F$1]-SUMPRODUCT(OFFSET([.$B29];-[init.$B$3]+2;0;[init.$B$3]-2;1);OFFSET([.F29];-[init.$B$3]+2;0;[init.$B$3]-2;1))" office:value-type="float" office:value="0">
            <text:p>0</text:p>
          </table:table-cell>
          <table:table-cell table:style-name="ce19" table:formula="of:=[.G$1]-SUMPRODUCT(OFFSET([.$B29];-[init.$B$3]+2;0;[init.$B$3]-2;1);OFFSET([.G29];-[init.$B$3]+2;0;[init.$B$3]-2;1))" office:value-type="float" office:value="0">
            <text:p>0</text:p>
          </table:table-cell>
          <table:table-cell table:style-name="ce19"/>
          <table:table-cell table:style-name="ce19" table:formula="of:=[.I$1]-SUMPRODUCT(OFFSET([.$B29];-[init.$B$3]+2;0;[init.$B$3]-2;1);OFFSET([.I29];-[init.$B$3]+2;0;[init.$B$3]-2;1))" office:value-type="float" office:value="0">
            <text:p>0</text:p>
          </table:table-cell>
          <table:table-cell table:style-name="ce19" table:formula="of:=[.J$1]-SUMPRODUCT(OFFSET([.$B29];-[init.$B$3]+2;0;[init.$B$3]-2;1);OFFSET([.J29];-[init.$B$3]+2;0;[init.$B$3]-2;1))" office:value-type="float" office:value="-60.0000000000001">
            <text:p>-60</text:p>
          </table:table-cell>
          <table:table-cell table:style-name="ce19" table:formula="of:=[.K$1]-SUMPRODUCT(OFFSET([.$B29];-[init.$B$3]+2;0;[init.$B$3]-2;1);OFFSET([.K29];-[init.$B$3]+2;0;[init.$B$3]-2;1))" office:value-type="float" office:value="-360">
            <text:p>-360</text:p>
          </table:table-cell>
          <table:table-cell table:style-name="ce22"/>
          <table:table-cell table:style-name="ce19" table:formula="of:=SUMPRODUCT(OFFSET([.$B29];-[init.$B$3]+2;0;[init.$B$3]-2;1);OFFSET([.M29];-[init.$B$3]+2;0;[init.$B$3]-2;1))" office:value-type="float" office:value="25320">
            <text:p>25320</text:p>
          </table:table-cell>
          <table:table-cell table:style-name="ce12" table:number-columns-repeated="2"/>
          <table:table-cell table:style-name="ce31" table:formula="of:=IF(MAX(OFFSET([.$C29];0;1;1;[init.$B$4]-7))&lt;=0;&quot;Maximum&quot;;IF(COUNTIF(OFFSET([.P29];-[init.$B$3]+2;0;[init.$B$3]-2;1);1)=0;&quot;Kein Maximum!&quot;;&quot;&quot;))" office:value-type="string" office:string-value="Maximum">
            <text:p>Maximum</text:p>
          </table:table-cell>
          <table:table-cell table:number-columns-repeated="2"/>
        </table:table-row>
        <table:table-row table:style-name="ro1" table:number-rows-repeated="6550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init" table:style-name="ta1" table:print="false">
        <table:table-column table:style-name="co9" table:default-cell-style-name="ce32"/>
        <table:table-column table:style-name="co10" table:default-cell-style-name="ce34"/>
        <table:table-row table:style-name="ro1">
          <table:table-cell office:value-type="string">
            <text:p>Init</text:p>
          </table:table-cell>
          <table:table-cell/>
        </table:table-row>
        <table:table-row table:style-name="ro1">
          <table:table-cell table:style-name="ce33" office:value-type="string">
            <text:p>Null</text:p>
          </table:table-cell>
          <table:table-cell table:style-name="ce35" office:value-type="float" office:value="0">
            <text:p>0</text:p>
          </table:table-cell>
        </table:table-row>
        <table:table-row table:style-name="ro1">
          <table:table-cell table:style-name="ce25" office:value-type="string">
            <text:p>Tabellen höhe</text:p>
          </table:table-cell>
          <table:table-cell table:style-name="ce3" table:formula="of:=MATCH(&quot;Cj-zj&quot;;[simplex.C2:simplex.C8];0)" office:value-type="float" office:value="7">
            <text:p>7</text:p>
          </table:table-cell>
        </table:table-row>
        <table:table-row table:style-name="ro1">
          <table:table-cell table:style-name="ce23" office:value-type="string">
            <text:p>Tabellen breite</text:p>
          </table:table-cell>
          <table:table-cell table:style-name="ce1" table:formula="of:=MATCH(&quot;pivot&quot;;[simplex.A2:simplex.P2];0)" office:value-type="float" office:value="16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6">06.02.2010</text:date>, <text:time>23:09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9T23:18:36</meta:creation-date>
    <dc:date>2010-02-06T23:09:23</dc:date>
    <meta:editing-duration>PT22H37M15S</meta:editing-duration>
    <meta:editing-cycles>51</meta:editing-cycles>
    <meta:generator>OpenOffice.org/3.1$Unix OpenOffice.org_project/310m19$Build-9420</meta:generator>
    <meta:document-statistic meta:table-count="2" meta:cell-count="262" meta:object-count="0"/>
  </office:meta>
</office:document-meta>
</file>